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62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6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6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/ 45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/45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/user1/aso/training_set.lp</text:p>
          </table:table-cell>
          <table:table-cell office:value-type="float" office:value="79.0607" calcext:value-type="float">
            <text:p>79.0607</text:p>
          </table:table-cell>
          <table:table-cell office:value-type="float" office:value="0" calcext:value-type="float">
            <text:p>0</text:p>
          </table:table-cell>
          <table:table-cell table:formula="of:=MIN([.$B3])" office:value-type="float" office:value="79.0607" calcext:value-type="float">
            <text:p>79.0607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79.0607" calcext:value-type="float">
            <text:p>79.0607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79.0607" calcext:value-type="float">
            <text:p>79.0607</text:p>
          </table:table-cell>
          <table:table-cell table:formula="of:=MAX([.$C3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45-[.J3])/45" office:value-type="float" office:value="0.111111111111111" calcext:value-type="float">
            <text:p>0.111</text:p>
          </table:table-cell>
          <table:table-cell office:value-type="float" office:value="12" calcext:value-type="float">
            <text:p>12</text:p>
          </table:table-cell>
          <table:table-cell table:formula="of:=(45-[.L3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(45-[.J4])/45" office:value-type="float" office:value="0.133333333333333" calcext:value-type="float">
            <text:p>0.133</text:p>
          </table:table-cell>
          <table:table-cell office:value-type="float" office:value="7" calcext:value-type="float">
            <text:p>7</text:p>
          </table:table-cell>
          <table:table-cell table:formula="of:=(45-[.L4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5])/45" office:value-type="float" office:value="0.311111111111111" calcext:value-type="float">
            <text:p>0.311</text:p>
          </table:table-cell>
          <table:table-cell office:value-type="float" office:value="22" calcext:value-type="float">
            <text:p>22</text:p>
          </table:table-cell>
          <table:table-cell table:formula="of:=(45-[.L5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00/aso/training_set.lp</text:p>
          </table:table-cell>
          <table:table-cell office:value-type="float" office:value="8.27979" calcext:value-type="float">
            <text:p>8.27979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8.27979" calcext:value-type="float">
            <text:p>8.27979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8.27979" calcext:value-type="float">
            <text:p>8.27979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8.27979" calcext:value-type="float">
            <text:p>8.27979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6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formula="of:=(45-[.L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7])/45" office:value-type="float" office:value="0.6" calcext:value-type="float">
            <text:p>0.600</text:p>
          </table:table-cell>
          <table:table-cell office:value-type="float" office:value="2" calcext:value-type="float">
            <text:p>2</text:p>
          </table:table-cell>
          <table:table-cell table:formula="of:=(45-[.L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8])/45" office:value-type="float" office:value="0.355555555555556" calcext:value-type="float">
            <text:p>0.356</text:p>
          </table:table-cell>
          <table:table-cell office:value-type="float" office:value="12" calcext:value-type="float">
            <text:p>12</text:p>
          </table:table-cell>
          <table:table-cell table:formula="of:=(45-[.L8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01/aso/training_set.lp</text:p>
          </table:table-cell>
          <table:table-cell office:value-type="float" office:value="21.8386" calcext:value-type="float">
            <text:p>21.8386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21.8386" calcext:value-type="float">
            <text:p>21.8386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21.8386" calcext:value-type="float">
            <text:p>21.8386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21.8386" calcext:value-type="float">
            <text:p>21.8386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9])/45" office:value-type="float" office:value="0.488888888888889" calcext:value-type="float">
            <text:p>0.489</text:p>
          </table:table-cell>
          <table:table-cell office:value-type="float" office:value="9" calcext:value-type="float">
            <text:p>9</text:p>
          </table:table-cell>
          <table:table-cell table:formula="of:=(45-[.L9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10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0])/45" office:value-type="float" office:value="0.666666666666667" calcext:value-type="float">
            <text:p>0.667</text:p>
          </table:table-cell>
          <table:table-cell office:value-type="float" office:value="4" calcext:value-type="float">
            <text:p>4</text:p>
          </table:table-cell>
          <table:table-cell table:formula="of:=(45-[.L10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0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1])/45" office:value-type="float" office:value="0.6" calcext:value-type="float">
            <text:p>0.600</text:p>
          </table:table-cell>
          <table:table-cell office:value-type="float" office:value="9" calcext:value-type="float">
            <text:p>9</text:p>
          </table:table-cell>
          <table:table-cell table:formula="of:=(45-[.L11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102/aso/training_set.lp</text:p>
          </table:table-cell>
          <table:table-cell office:value-type="float" office:value="14.1258" calcext:value-type="float">
            <text:p>14.1258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14.1258" calcext:value-type="float">
            <text:p>14.1258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14.1258" calcext:value-type="float">
            <text:p>14.1258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14.1258" calcext:value-type="float">
            <text:p>14.1258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2])/45" office:value-type="float" office:value="0.355555555555556" calcext:value-type="float">
            <text:p>0.356</text:p>
          </table:table-cell>
          <table:table-cell office:value-type="float" office:value="13" calcext:value-type="float">
            <text:p>13</text:p>
          </table:table-cell>
          <table:table-cell table:formula="of:=(45-[.L12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0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3])/45" office:value-type="float" office:value="0.444444444444444" calcext:value-type="float">
            <text:p>0.444</text:p>
          </table:table-cell>
          <table:table-cell office:value-type="float" office:value="11" calcext:value-type="float">
            <text:p>11</text:p>
          </table:table-cell>
          <table:table-cell table:formula="of:=(45-[.L13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0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4])/45" office:value-type="float" office:value="0.333333333333333" calcext:value-type="float">
            <text:p>0.333</text:p>
          </table:table-cell>
          <table:table-cell office:value-type="float" office:value="20" calcext:value-type="float">
            <text:p>20</text:p>
          </table:table-cell>
          <table:table-cell table:formula="of:=(45-[.L14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03/aso/training_set.lp</text:p>
          </table:table-cell>
          <table:table-cell office:value-type="float" office:value="9.25214" calcext:value-type="float">
            <text:p>9.25214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9.25214" calcext:value-type="float">
            <text:p>9.25214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9.25214" calcext:value-type="float">
            <text:p>9.25214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9.25214" calcext:value-type="float">
            <text:p>9.25214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15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formula="of:=(45-[.L15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16])/45" office:value-type="float" office:value="0.733333333333333" calcext:value-type="float">
            <text:p>0.733</text:p>
          </table:table-cell>
          <table:table-cell office:value-type="float" office:value="2" calcext:value-type="float">
            <text:p>2</text:p>
          </table:table-cell>
          <table:table-cell table:formula="of:=(45-[.L1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7])/45" office:value-type="float" office:value="0.555555555555556" calcext:value-type="float">
            <text:p>0.556</text:p>
          </table:table-cell>
          <table:table-cell office:value-type="float" office:value="18" calcext:value-type="float">
            <text:p>18</text:p>
          </table:table-cell>
          <table:table-cell table:formula="of:=(45-[.L17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07/aso/training_set.lp</text:p>
          </table:table-cell>
          <table:table-cell office:value-type="float" office:value="12.8774" calcext:value-type="float">
            <text:p>12.8774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12.8774" calcext:value-type="float">
            <text:p>12.8774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12.8774" calcext:value-type="float">
            <text:p>12.8774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12.8774" calcext:value-type="float">
            <text:p>12.8774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45-[.J18])/45" office:value-type="float" office:value="0.777777777777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table:formula="of:=(45-[.L18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0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19])/45" office:value-type="float" office:value="0.644444444444444" calcext:value-type="float">
            <text:p>0.644</text:p>
          </table:table-cell>
          <table:table-cell office:value-type="float" office:value="3" calcext:value-type="float">
            <text:p>3</text:p>
          </table:table-cell>
          <table:table-cell table:formula="of:=(45-[.L1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0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0])/45" office:value-type="float" office:value="0.577777777777778" calcext:value-type="float">
            <text:p>0.578</text:p>
          </table:table-cell>
          <table:table-cell office:value-type="float" office:value="17" calcext:value-type="float">
            <text:p>17</text:p>
          </table:table-cell>
          <table:table-cell table:formula="of:=(45-[.L20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1/aso/training_set.lp</text:p>
          </table:table-cell>
          <table:table-cell office:value-type="float" office:value="17.6742" calcext:value-type="float">
            <text:p>17.6742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17.6742" calcext:value-type="float">
            <text:p>17.6742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17.6742" calcext:value-type="float">
            <text:p>17.6742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17.6742" calcext:value-type="float">
            <text:p>17.6742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21])/45" office:value-type="float" office:value="0.444444444444444" calcext:value-type="float">
            <text:p>0.444</text:p>
          </table:table-cell>
          <table:table-cell office:value-type="float" office:value="9" calcext:value-type="float">
            <text:p>9</text:p>
          </table:table-cell>
          <table:table-cell table:formula="of:=(45-[.L21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2])/45" office:value-type="float" office:value="0.6" calcext:value-type="float">
            <text:p>0.600</text:p>
          </table:table-cell>
          <table:table-cell office:value-type="float" office:value="4" calcext:value-type="float">
            <text:p>4</text:p>
          </table:table-cell>
          <table:table-cell table:formula="of:=(45-[.L22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3])/45" office:value-type="float" office:value="0.377777777777778" calcext:value-type="float">
            <text:p>0.378</text:p>
          </table:table-cell>
          <table:table-cell office:value-type="float" office:value="7" calcext:value-type="float">
            <text:p>7</text:p>
          </table:table-cell>
          <table:table-cell table:formula="of:=(45-[.L23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112/aso/training_set.lp</text:p>
          </table:table-cell>
          <table:table-cell office:value-type="float" office:value="12.0274" calcext:value-type="float">
            <text:p>12.0274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12.0274" calcext:value-type="float">
            <text:p>12.0274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12.0274" calcext:value-type="float">
            <text:p>12.0274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12.0274" calcext:value-type="float">
            <text:p>12.0274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24])/45" office:value-type="float" office:value="0.533333333333333" calcext:value-type="float">
            <text:p>0.533</text:p>
          </table:table-cell>
          <table:table-cell office:value-type="float" office:value="7" calcext:value-type="float">
            <text:p>7</text:p>
          </table:table-cell>
          <table:table-cell table:formula="of:=(45-[.L24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11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5])/45" office:value-type="float" office:value="0.377777777777778" calcext:value-type="float">
            <text:p>0.378</text:p>
          </table:table-cell>
          <table:table-cell office:value-type="float" office:value="4" calcext:value-type="float">
            <text:p>4</text:p>
          </table:table-cell>
          <table:table-cell table:formula="of:=(45-[.L25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1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6])/45" office:value-type="float" office:value="0.355555555555556" calcext:value-type="float">
            <text:p>0.356</text:p>
          </table:table-cell>
          <table:table-cell office:value-type="float" office:value="11" calcext:value-type="float">
            <text:p>11</text:p>
          </table:table-cell>
          <table:table-cell table:formula="of:=(45-[.L26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14/aso/training_set.lp</text:p>
          </table:table-cell>
          <table:table-cell office:value-type="float" office:value="8.56131" calcext:value-type="float">
            <text:p>8.56131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8.56131" calcext:value-type="float">
            <text:p>8.56131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8.56131" calcext:value-type="float">
            <text:p>8.56131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8.56131" calcext:value-type="float">
            <text:p>8.56131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27])/45" office:value-type="float" office:value="0.4" calcext:value-type="float">
            <text:p>0.400</text:p>
          </table:table-cell>
          <table:table-cell office:value-type="float" office:value="5" calcext:value-type="float">
            <text:p>5</text:p>
          </table:table-cell>
          <table:table-cell table:formula="of:=(45-[.L27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1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8])/45" office:value-type="float" office:value="0.511111111111111" calcext:value-type="float">
            <text:p>0.511</text:p>
          </table:table-cell>
          <table:table-cell office:value-type="float" office:value="5" calcext:value-type="float">
            <text:p>5</text:p>
          </table:table-cell>
          <table:table-cell table:formula="of:=(45-[.L28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1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29])/45" office:value-type="float" office:value="0.288888888888889" calcext:value-type="float">
            <text:p>0.289</text:p>
          </table:table-cell>
          <table:table-cell office:value-type="float" office:value="16" calcext:value-type="float">
            <text:p>16</text:p>
          </table:table-cell>
          <table:table-cell table:formula="of:=(45-[.L29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15/aso/training_set.lp</text:p>
          </table:table-cell>
          <table:table-cell office:value-type="float" office:value="9.32458" calcext:value-type="float">
            <text:p>9.32458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9.32458" calcext:value-type="float">
            <text:p>9.32458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9.32458" calcext:value-type="float">
            <text:p>9.32458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9.32458" calcext:value-type="float">
            <text:p>9.32458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30])/45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formula="of:=(45-[.L30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31])/45" office:value-type="float" office:value="0.3555555555555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table:formula="of:=(45-[.L3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2])/45" office:value-type="float" office:value="0.444444444444444" calcext:value-type="float">
            <text:p>0.444</text:p>
          </table:table-cell>
          <table:table-cell office:value-type="float" office:value="13" calcext:value-type="float">
            <text:p>13</text:p>
          </table:table-cell>
          <table:table-cell table:formula="of:=(45-[.L32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6/aso/training_set.lp</text:p>
          </table:table-cell>
          <table:table-cell office:value-type="float" office:value="10.1284" calcext:value-type="float">
            <text:p>10.1284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10.1284" calcext:value-type="float">
            <text:p>10.1284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10.1284" calcext:value-type="float">
            <text:p>10.1284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10.1284" calcext:value-type="float">
            <text:p>10.1284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33])/45" office:value-type="float" office:value="0.555555555555556" calcext:value-type="float">
            <text:p>0.556</text:p>
          </table:table-cell>
          <table:table-cell office:value-type="float" office:value="6" calcext:value-type="float">
            <text:p>6</text:p>
          </table:table-cell>
          <table:table-cell table:formula="of:=(45-[.L33])/45" office:value-type="float" office:value="0.866666666666667" calcext:value-type="float">
            <text:p>0.867</text:p>
          </table:table-cell>
        </table:table-row>
        <table:table-row table:style-name="ro1">
          <table:table-cell office:value-type="string" calcext:value-type="string">
            <text:p>training/user11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34])/45" office:value-type="float" office:value="0.488888888888889" calcext:value-type="float">
            <text:p>0.489</text:p>
          </table:table-cell>
          <table:table-cell office:value-type="float" office:value="4" calcext:value-type="float">
            <text:p>4</text:p>
          </table:table-cell>
          <table:table-cell table:formula="of:=(45-[.L34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1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35])/45" office:value-type="float" office:value="0.244444444444444" calcext:value-type="float">
            <text:p>0.244</text:p>
          </table:table-cell>
          <table:table-cell office:value-type="float" office:value="21" calcext:value-type="float">
            <text:p>21</text:p>
          </table:table-cell>
          <table:table-cell table:formula="of:=(45-[.L35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17/aso/training_set.lp</text:p>
          </table:table-cell>
          <table:table-cell office:value-type="float" office:value="8.51792" calcext:value-type="float">
            <text:p>8.51792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8.51792" calcext:value-type="float">
            <text:p>8.51792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8.51792" calcext:value-type="float">
            <text:p>8.51792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8.51792" calcext:value-type="float">
            <text:p>8.51792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45-[.J36])/45" office:value-type="float" office:value="0.177777777777778" calcext:value-type="float">
            <text:p>0.178</text:p>
          </table:table-cell>
          <table:table-cell office:value-type="float" office:value="3" calcext:value-type="float">
            <text:p>3</text:p>
          </table:table-cell>
          <table:table-cell table:formula="of:=(45-[.L3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(45-[.J37])/45" office:value-type="float" office:value="0.111111111111111" calcext:value-type="float">
            <text:p>0.111</text:p>
          </table:table-cell>
          <table:table-cell office:value-type="float" office:value="3" calcext:value-type="float">
            <text:p>3</text:p>
          </table:table-cell>
          <table:table-cell table:formula="of:=(45-[.L37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45-[.J38])/45" office:value-type="float" office:value="0.0444444444444444" calcext:value-type="float">
            <text:p>0.044</text:p>
          </table:table-cell>
          <table:table-cell office:value-type="float" office:value="4" calcext:value-type="float">
            <text:p>4</text:p>
          </table:table-cell>
          <table:table-cell table:formula="of:=(45-[.L38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19/aso/training_set.lp</text:p>
          </table:table-cell>
          <table:table-cell office:value-type="float" office:value="25.7999" calcext:value-type="float">
            <text:p>25.7999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25.7999" calcext:value-type="float">
            <text:p>25.7999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25.7999" calcext:value-type="float">
            <text:p>25.7999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25.7999" calcext:value-type="float">
            <text:p>25.7999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39])/45" office:value-type="float" office:value="0.333333333333333" calcext:value-type="float">
            <text:p>0.333</text:p>
          </table:table-cell>
          <table:table-cell office:value-type="float" office:value="4" calcext:value-type="float">
            <text:p>4</text:p>
          </table:table-cell>
          <table:table-cell table:formula="of:=(45-[.L39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40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4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41])/45" office:value-type="float" office:value="0.333333333333333" calcext:value-type="float">
            <text:p>0.333</text:p>
          </table:table-cell>
          <table:table-cell office:value-type="float" office:value="9" calcext:value-type="float">
            <text:p>9</text:p>
          </table:table-cell>
          <table:table-cell table:formula="of:=(45-[.L41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120/aso/training_set.lp</text:p>
          </table:table-cell>
          <table:table-cell office:value-type="float" office:value="15.5408" calcext:value-type="float">
            <text:p>15.5408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15.5408" calcext:value-type="float">
            <text:p>15.5408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15.5408" calcext:value-type="float">
            <text:p>15.5408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15.5408" calcext:value-type="float">
            <text:p>15.5408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42])/45" office:value-type="float" office:value="0.444444444444444" calcext:value-type="float">
            <text:p>0.444</text:p>
          </table:table-cell>
          <table:table-cell office:value-type="float" office:value="5" calcext:value-type="float">
            <text:p>5</text:p>
          </table:table-cell>
          <table:table-cell table:formula="of:=(45-[.L42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2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43])/45" office:value-type="float" office:value="0.422222222222222" calcext:value-type="float">
            <text:p>0.422</text:p>
          </table:table-cell>
          <table:table-cell office:value-type="float" office:value="1" calcext:value-type="float">
            <text:p>1</text:p>
          </table:table-cell>
          <table:table-cell table:formula="of:=(45-[.L4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2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44])/45" office:value-type="float" office:value="0.2" calcext:value-type="float">
            <text:p>0.200</text:p>
          </table:table-cell>
          <table:table-cell office:value-type="float" office:value="13" calcext:value-type="float">
            <text:p>13</text:p>
          </table:table-cell>
          <table:table-cell table:formula="of:=(45-[.L44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26/aso/training_set.lp</text:p>
          </table:table-cell>
          <table:table-cell office:value-type="float" office:value="15.0555" calcext:value-type="float">
            <text:p>15.0555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15.0555" calcext:value-type="float">
            <text:p>15.0555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15.0555" calcext:value-type="float">
            <text:p>15.0555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15.0555" calcext:value-type="float">
            <text:p>15.0555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45-[.J45])/45" office:value-type="float" office:value="0.0666666666666667" calcext:value-type="float">
            <text:p>0.067</text:p>
          </table:table-cell>
          <table:table-cell office:value-type="float" office:value="8" calcext:value-type="float">
            <text:p>8</text:p>
          </table:table-cell>
          <table:table-cell table:formula="of:=(45-[.L45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46])/45" office:value-type="float" office:value="0.533333333333333" calcext:value-type="float">
            <text:p>0.533</text:p>
          </table:table-cell>
          <table:table-cell office:value-type="float" office:value="3" calcext:value-type="float">
            <text:p>3</text:p>
          </table:table-cell>
          <table:table-cell table:formula="of:=(45-[.L4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47])/45" office:value-type="float" office:value="0.422222222222222" calcext:value-type="float">
            <text:p>0.422</text:p>
          </table:table-cell>
          <table:table-cell office:value-type="float" office:value="5" calcext:value-type="float">
            <text:p>5</text:p>
          </table:table-cell>
          <table:table-cell table:formula="of:=(45-[.L47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36/aso/training_set.lp</text:p>
          </table:table-cell>
          <table:table-cell office:value-type="float" office:value="11.6854" calcext:value-type="float">
            <text:p>11.6854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11.6854" calcext:value-type="float">
            <text:p>11.6854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11.6854" calcext:value-type="float">
            <text:p>11.6854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11.6854" calcext:value-type="float">
            <text:p>11.6854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48])/45" office:value-type="float" office:value="0.622222222222222" calcext:value-type="float">
            <text:p>0.622</text:p>
          </table:table-cell>
          <table:table-cell office:value-type="float" office:value="3" calcext:value-type="float">
            <text:p>3</text:p>
          </table:table-cell>
          <table:table-cell table:formula="of:=(45-[.L48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3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49])/45" office:value-type="float" office:value="0.3111111111111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table:formula="of:=(45-[.L4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3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50])/45" office:value-type="float" office:value="0.533333333333333" calcext:value-type="float">
            <text:p>0.533</text:p>
          </table:table-cell>
          <table:table-cell office:value-type="float" office:value="10" calcext:value-type="float">
            <text:p>10</text:p>
          </table:table-cell>
          <table:table-cell table:formula="of:=(45-[.L50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40/aso/training_set.lp</text:p>
          </table:table-cell>
          <table:table-cell office:value-type="float" office:value="7.28014" calcext:value-type="float">
            <text:p>7.28014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7.28014" calcext:value-type="float">
            <text:p>7.28014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7.28014" calcext:value-type="float">
            <text:p>7.28014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7.28014" calcext:value-type="float">
            <text:p>7.28014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51])/45" office:value-type="float" office:value="0.355555555555556" calcext:value-type="float">
            <text:p>0.356</text:p>
          </table:table-cell>
          <table:table-cell office:value-type="float" office:value="2" calcext:value-type="float">
            <text:p>2</text:p>
          </table:table-cell>
          <table:table-cell table:formula="of:=(45-[.L5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52])/45" office:value-type="float" office:value="0.422222222222222" calcext:value-type="float">
            <text:p>0.422</text:p>
          </table:table-cell>
          <table:table-cell office:value-type="float" office:value="2" calcext:value-type="float">
            <text:p>2</text:p>
          </table:table-cell>
          <table:table-cell table:formula="of:=(45-[.L5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53])/45" office:value-type="float" office:value="0.688888888888889" calcext:value-type="float">
            <text:p>0.689</text:p>
          </table:table-cell>
          <table:table-cell office:value-type="float" office:value="2" calcext:value-type="float">
            <text:p>2</text:p>
          </table:table-cell>
          <table:table-cell table:formula="of:=(45-[.L53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3/aso/training_set.lp</text:p>
          </table:table-cell>
          <table:table-cell office:value-type="float" office:value="7.06995" calcext:value-type="float">
            <text:p>7.06995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7.06995" calcext:value-type="float">
            <text:p>7.06995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7.06995" calcext:value-type="float">
            <text:p>7.06995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7.06995" calcext:value-type="float">
            <text:p>7.06995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45-[.J54])/45" office:value-type="float" office:value="0.644444444444444" calcext:value-type="float">
            <text:p>0.644</text:p>
          </table:table-cell>
          <table:table-cell office:value-type="float" office:value="1" calcext:value-type="float">
            <text:p>1</text:p>
          </table:table-cell>
          <table:table-cell table:formula="of:=(45-[.L54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55])/45" office:value-type="float" office:value="0.644444444444444" calcext:value-type="float">
            <text:p>0.644</text:p>
          </table:table-cell>
          <table:table-cell office:value-type="float" office:value="1" calcext:value-type="float">
            <text:p>1</text:p>
          </table:table-cell>
          <table:table-cell table:formula="of:=(45-[.L5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56])/45" office:value-type="float" office:value="0.555555555555556" calcext:value-type="float">
            <text:p>0.556</text:p>
          </table:table-cell>
          <table:table-cell office:value-type="float" office:value="3" calcext:value-type="float">
            <text:p>3</text:p>
          </table:table-cell>
          <table:table-cell table:formula="of:=(45-[.L5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45/aso/training_set.lp</text:p>
          </table:table-cell>
          <table:table-cell office:value-type="float" office:value="9.14696" calcext:value-type="float">
            <text:p>9.14696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9.14696" calcext:value-type="float">
            <text:p>9.14696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9.14696" calcext:value-type="float">
            <text:p>9.14696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9.14696" calcext:value-type="float">
            <text:p>9.14696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(45-[.J57])/45" office:value-type="float" office:value="0.0888888888888889" calcext:value-type="float">
            <text:p>0.089</text:p>
          </table:table-cell>
          <table:table-cell office:value-type="float" office:value="5" calcext:value-type="float">
            <text:p>5</text:p>
          </table:table-cell>
          <table:table-cell table:formula="of:=(45-[.L57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58])/45" office:value-type="float" office:value="0.177777777777778" calcext:value-type="float">
            <text:p>0.178</text:p>
          </table:table-cell>
          <table:table-cell office:value-type="float" office:value="4" calcext:value-type="float">
            <text:p>4</text:p>
          </table:table-cell>
          <table:table-cell table:formula="of:=(45-[.L58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59])/45" office:value-type="float" office:value="0.244444444444444" calcext:value-type="float">
            <text:p>0.244</text:p>
          </table:table-cell>
          <table:table-cell office:value-type="float" office:value="9" calcext:value-type="float">
            <text:p>9</text:p>
          </table:table-cell>
          <table:table-cell table:formula="of:=(45-[.L59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149/aso/training_set.lp</text:p>
          </table:table-cell>
          <table:table-cell office:value-type="float" office:value="10.3322" calcext:value-type="float">
            <text:p>10.3322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10.3322" calcext:value-type="float">
            <text:p>10.3322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0.3322" calcext:value-type="float">
            <text:p>10.3322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0.3322" calcext:value-type="float">
            <text:p>10.3322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60])/45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formula="of:=(45-[.L60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61])/45" office:value-type="float" office:value="0.266666666666667" calcext:value-type="float">
            <text:p>0.267</text:p>
          </table:table-cell>
          <table:table-cell office:value-type="float" office:value="2" calcext:value-type="float">
            <text:p>2</text:p>
          </table:table-cell>
          <table:table-cell table:formula="of:=(45-[.L6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62])/45" office:value-type="float" office:value="0.288888888888889" calcext:value-type="float">
            <text:p>0.289</text:p>
          </table:table-cell>
          <table:table-cell office:value-type="float" office:value="2" calcext:value-type="float">
            <text:p>2</text:p>
          </table:table-cell>
          <table:table-cell table:formula="of:=(45-[.L6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51/aso/training_set.lp</text:p>
          </table:table-cell>
          <table:table-cell office:value-type="float" office:value="10.0131" calcext:value-type="float">
            <text:p>10.0131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10.0131" calcext:value-type="float">
            <text:p>10.0131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0.0131" calcext:value-type="float">
            <text:p>10.0131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0.0131" calcext:value-type="float">
            <text:p>10.0131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63])/45" office:value-type="float" office:value="0.377777777777778" calcext:value-type="float">
            <text:p>0.378</text:p>
          </table:table-cell>
          <table:table-cell office:value-type="float" office:value="7" calcext:value-type="float">
            <text:p>7</text:p>
          </table:table-cell>
          <table:table-cell table:formula="of:=(45-[.L63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1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64])/45" office:value-type="float" office:value="0.511111111111111" calcext:value-type="float">
            <text:p>0.511</text:p>
          </table:table-cell>
          <table:table-cell office:value-type="float" office:value="5" calcext:value-type="float">
            <text:p>5</text:p>
          </table:table-cell>
          <table:table-cell table:formula="of:=(45-[.L64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65])/45" office:value-type="float" office:value="0.355555555555556" calcext:value-type="float">
            <text:p>0.356</text:p>
          </table:table-cell>
          <table:table-cell office:value-type="float" office:value="10" calcext:value-type="float">
            <text:p>10</text:p>
          </table:table-cell>
          <table:table-cell table:formula="of:=(45-[.L65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52/aso/training_set.lp</text:p>
          </table:table-cell>
          <table:table-cell office:value-type="float" office:value="87.0989" calcext:value-type="float">
            <text:p>87.0989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87.0989" calcext:value-type="float">
            <text:p>87.0989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87.0989" calcext:value-type="float">
            <text:p>87.0989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87.0989" calcext:value-type="float">
            <text:p>87.0989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66])/45" office:value-type="float" office:value="0.311111111111111" calcext:value-type="float">
            <text:p>0.311</text:p>
          </table:table-cell>
          <table:table-cell office:value-type="float" office:value="10" calcext:value-type="float">
            <text:p>10</text:p>
          </table:table-cell>
          <table:table-cell table:formula="of:=(45-[.L66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67])/45" office:value-type="float" office:value="0.311111111111111" calcext:value-type="float">
            <text:p>0.311</text:p>
          </table:table-cell>
          <table:table-cell office:value-type="float" office:value="8" calcext:value-type="float">
            <text:p>8</text:p>
          </table:table-cell>
          <table:table-cell table:formula="of:=(45-[.L6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68])/45" office:value-type="float" office:value="0.422222222222222" calcext:value-type="float">
            <text:p>0.422</text:p>
          </table:table-cell>
          <table:table-cell office:value-type="float" office:value="15" calcext:value-type="float">
            <text:p>15</text:p>
          </table:table-cell>
          <table:table-cell table:formula="of:=(45-[.L68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53/aso/training_set.lp</text:p>
          </table:table-cell>
          <table:table-cell office:value-type="float" office:value="11.1354" calcext:value-type="float">
            <text:p>11.1354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11.1354" calcext:value-type="float">
            <text:p>11.1354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11.1354" calcext:value-type="float">
            <text:p>11.1354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11.1354" calcext:value-type="float">
            <text:p>11.1354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(45-[.J69])/45" office:value-type="float" office:value="0.711111111111111" calcext:value-type="float">
            <text:p>0.711</text:p>
          </table:table-cell>
          <table:table-cell office:value-type="float" office:value="3" calcext:value-type="float">
            <text:p>3</text:p>
          </table:table-cell>
          <table:table-cell table:formula="of:=(45-[.L6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45-[.J70])/45" office:value-type="float" office:value="0.8666666666666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table:formula="of:=(45-[.L7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71])/45" office:value-type="float" office:value="0.533333333333333" calcext:value-type="float">
            <text:p>0.533</text:p>
          </table:table-cell>
          <table:table-cell office:value-type="float" office:value="12" calcext:value-type="float">
            <text:p>12</text:p>
          </table:table-cell>
          <table:table-cell table:formula="of:=(45-[.L71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55/aso/training_set.lp</text:p>
          </table:table-cell>
          <table:table-cell office:value-type="float" office:value="13.3318" calcext:value-type="float">
            <text:p>13.3318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13.3318" calcext:value-type="float">
            <text:p>13.3318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3.3318" calcext:value-type="float">
            <text:p>13.3318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3.3318" calcext:value-type="float">
            <text:p>13.3318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72])/45" office:value-type="float" office:value="0.466666666666667" calcext:value-type="float">
            <text:p>0.467</text:p>
          </table:table-cell>
          <table:table-cell office:value-type="float" office:value="2" calcext:value-type="float">
            <text:p>2</text:p>
          </table:table-cell>
          <table:table-cell table:formula="of:=(45-[.L7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73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formula="of:=(45-[.L7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74])/45" office:value-type="float" office:value="0.266666666666667" calcext:value-type="float">
            <text:p>0.267</text:p>
          </table:table-cell>
          <table:table-cell office:value-type="float" office:value="15" calcext:value-type="float">
            <text:p>15</text:p>
          </table:table-cell>
          <table:table-cell table:formula="of:=(45-[.L74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65/aso/training_set.lp</text:p>
          </table:table-cell>
          <table:table-cell office:value-type="float" office:value="9.00172" calcext:value-type="float">
            <text:p>9.00172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9.00172" calcext:value-type="float">
            <text:p>9.00172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9.00172" calcext:value-type="float">
            <text:p>9.00172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9.00172" calcext:value-type="float">
            <text:p>9.00172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45-[.J75])/45" office:value-type="float" office:value="0.644444444444444" calcext:value-type="float">
            <text:p>0.644</text:p>
          </table:table-cell>
          <table:table-cell office:value-type="float" office:value="14" calcext:value-type="float">
            <text:p>14</text:p>
          </table:table-cell>
          <table:table-cell table:formula="of:=(45-[.L75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6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76])/45" office:value-type="float" office:value="0.355555555555556" calcext:value-type="float">
            <text:p>0.356</text:p>
          </table:table-cell>
          <table:table-cell office:value-type="float" office:value="11" calcext:value-type="float">
            <text:p>11</text:p>
          </table:table-cell>
          <table:table-cell table:formula="of:=(45-[.L76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6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77])/45" office:value-type="float" office:value="0.533333333333333" calcext:value-type="float">
            <text:p>0.533</text:p>
          </table:table-cell>
          <table:table-cell office:value-type="float" office:value="15" calcext:value-type="float">
            <text:p>15</text:p>
          </table:table-cell>
          <table:table-cell table:formula="of:=(45-[.L77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66/aso/training_set.lp</text:p>
          </table:table-cell>
          <table:table-cell office:value-type="float" office:value="7.58518" calcext:value-type="float">
            <text:p>7.58518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7.58518" calcext:value-type="float">
            <text:p>7.58518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7.58518" calcext:value-type="float">
            <text:p>7.58518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7.58518" calcext:value-type="float">
            <text:p>7.58518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78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formula="of:=(45-[.L78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79])/45" office:value-type="float" office:value="0.488888888888889" calcext:value-type="float">
            <text:p>0.489</text:p>
          </table:table-cell>
          <table:table-cell office:value-type="float" office:value="2" calcext:value-type="float">
            <text:p>2</text:p>
          </table:table-cell>
          <table:table-cell table:formula="of:=(45-[.L7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80])/45" office:value-type="float" office:value="0.533333333333333" calcext:value-type="float">
            <text:p>0.533</text:p>
          </table:table-cell>
          <table:table-cell office:value-type="float" office:value="12" calcext:value-type="float">
            <text:p>12</text:p>
          </table:table-cell>
          <table:table-cell table:formula="of:=(45-[.L80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67/aso/training_set.lp</text:p>
          </table:table-cell>
          <table:table-cell office:value-type="float" office:value="11.8641" calcext:value-type="float">
            <text:p>11.8641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1.8641" calcext:value-type="float">
            <text:p>11.8641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1.8641" calcext:value-type="float">
            <text:p>11.8641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1.8641" calcext:value-type="float">
            <text:p>11.8641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81])/45" office:value-type="float" office:value="0.333333333333333" calcext:value-type="float">
            <text:p>0.333</text:p>
          </table:table-cell>
          <table:table-cell office:value-type="float" office:value="5" calcext:value-type="float">
            <text:p>5</text:p>
          </table:table-cell>
          <table:table-cell table:formula="of:=(45-[.L81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6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82])/45" office:value-type="float" office:value="0.511111111111111" calcext:value-type="float">
            <text:p>0.511</text:p>
          </table:table-cell>
          <table:table-cell office:value-type="float" office:value="1" calcext:value-type="float">
            <text:p>1</text:p>
          </table:table-cell>
          <table:table-cell table:formula="of:=(45-[.L8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6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83])/45" office:value-type="float" office:value="0.377777777777778" calcext:value-type="float">
            <text:p>0.378</text:p>
          </table:table-cell>
          <table:table-cell office:value-type="float" office:value="13" calcext:value-type="float">
            <text:p>13</text:p>
          </table:table-cell>
          <table:table-cell table:formula="of:=(45-[.L83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68/aso/training_set.lp</text:p>
          </table:table-cell>
          <table:table-cell office:value-type="float" office:value="21.7118" calcext:value-type="float">
            <text:p>21.7118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21.7118" calcext:value-type="float">
            <text:p>21.7118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21.7118" calcext:value-type="float">
            <text:p>21.7118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21.7118" calcext:value-type="float">
            <text:p>21.7118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84])/45" office:value-type="float" office:value="0.377777777777778" calcext:value-type="float">
            <text:p>0.378</text:p>
          </table:table-cell>
          <table:table-cell office:value-type="float" office:value="4" calcext:value-type="float">
            <text:p>4</text:p>
          </table:table-cell>
          <table:table-cell table:formula="of:=(45-[.L84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6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85])/45" office:value-type="float" office:value="0.444444444444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formula="of:=(45-[.L8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6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86])/45" office:value-type="float" office:value="0.644444444444444" calcext:value-type="float">
            <text:p>0.644</text:p>
          </table:table-cell>
          <table:table-cell office:value-type="float" office:value="14" calcext:value-type="float">
            <text:p>14</text:p>
          </table:table-cell>
          <table:table-cell table:formula="of:=(45-[.L86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7/aso/training_set.lp</text:p>
          </table:table-cell>
          <table:table-cell office:value-type="float" office:value="12.3313" calcext:value-type="float">
            <text:p>12.3313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12.3313" calcext:value-type="float">
            <text:p>12.3313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2.3313" calcext:value-type="float">
            <text:p>12.3313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2.3313" calcext:value-type="float">
            <text:p>12.3313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87])/45" office:value-type="float" office:value="0.288888888888889" calcext:value-type="float">
            <text:p>0.289</text:p>
          </table:table-cell>
          <table:table-cell office:value-type="float" office:value="2" calcext:value-type="float">
            <text:p>2</text:p>
          </table:table-cell>
          <table:table-cell table:formula="of:=(45-[.L8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88])/45" office:value-type="float" office:value="0.2888888888888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table:formula="of:=(45-[.L8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45-[.J89])/45" office:value-type="float" office:value="0.0666666666666667" calcext:value-type="float">
            <text:p>0.067</text:p>
          </table:table-cell>
          <table:table-cell office:value-type="float" office:value="8" calcext:value-type="float">
            <text:p>8</text:p>
          </table:table-cell>
          <table:table-cell table:formula="of:=(45-[.L89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75/aso/training_set.lp</text:p>
          </table:table-cell>
          <table:table-cell office:value-type="float" office:value="8.08757" calcext:value-type="float">
            <text:p>8.08757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8.08757" calcext:value-type="float">
            <text:p>8.08757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8.08757" calcext:value-type="float">
            <text:p>8.08757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8.08757" calcext:value-type="float">
            <text:p>8.08757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90])/45" office:value-type="float" office:value="0.244444444444444" calcext:value-type="float">
            <text:p>0.244</text:p>
          </table:table-cell>
          <table:table-cell office:value-type="float" office:value="2" calcext:value-type="float">
            <text:p>2</text:p>
          </table:table-cell>
          <table:table-cell table:formula="of:=(45-[.L90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7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91])/45" office:value-type="float" office:value="0.244444444444444" calcext:value-type="float">
            <text:p>0.244</text:p>
          </table:table-cell>
          <table:table-cell office:value-type="float" office:value="2" calcext:value-type="float">
            <text:p>2</text:p>
          </table:table-cell>
          <table:table-cell table:formula="of:=(45-[.L9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7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92])/45" office:value-type="float" office:value="0.311111111111111" calcext:value-type="float">
            <text:p>0.311</text:p>
          </table:table-cell>
          <table:table-cell office:value-type="float" office:value="12" calcext:value-type="float">
            <text:p>12</text:p>
          </table:table-cell>
          <table:table-cell table:formula="of:=(45-[.L92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84/aso/training_set.lp</text:p>
          </table:table-cell>
          <table:table-cell office:value-type="float" office:value="15.7754" calcext:value-type="float">
            <text:p>15.7754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15.7754" calcext:value-type="float">
            <text:p>15.7754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15.7754" calcext:value-type="float">
            <text:p>15.7754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15.7754" calcext:value-type="float">
            <text:p>15.7754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93])/45" office:value-type="float" office:value="0.355555555555556" calcext:value-type="float">
            <text:p>0.356</text:p>
          </table:table-cell>
          <table:table-cell office:value-type="float" office:value="4" calcext:value-type="float">
            <text:p>4</text:p>
          </table:table-cell>
          <table:table-cell table:formula="of:=(45-[.L93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8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94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formula="of:=(45-[.L9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95])/45" office:value-type="float" office:value="0.577777777777778" calcext:value-type="float">
            <text:p>0.578</text:p>
          </table:table-cell>
          <table:table-cell office:value-type="float" office:value="13" calcext:value-type="float">
            <text:p>13</text:p>
          </table:table-cell>
          <table:table-cell table:formula="of:=(45-[.L95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88/aso/training_set.lp</text:p>
          </table:table-cell>
          <table:table-cell office:value-type="float" office:value="8.35175" calcext:value-type="float">
            <text:p>8.35175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8.35175" calcext:value-type="float">
            <text:p>8.35175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8.35175" calcext:value-type="float">
            <text:p>8.35175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8.35175" calcext:value-type="float">
            <text:p>8.35175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96])/45" office:value-type="float" office:value="0.377777777777778" calcext:value-type="float">
            <text:p>0.378</text:p>
          </table:table-cell>
          <table:table-cell office:value-type="float" office:value="4" calcext:value-type="float">
            <text:p>4</text:p>
          </table:table-cell>
          <table:table-cell table:formula="of:=(45-[.L96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8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97])/45" office:value-type="float" office:value="0.488888888888889" calcext:value-type="float">
            <text:p>0.489</text:p>
          </table:table-cell>
          <table:table-cell office:value-type="float" office:value="2" calcext:value-type="float">
            <text:p>2</text:p>
          </table:table-cell>
          <table:table-cell table:formula="of:=(45-[.L9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8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98])/45" office:value-type="float" office:value="0.466666666666667" calcext:value-type="float">
            <text:p>0.467</text:p>
          </table:table-cell>
          <table:table-cell office:value-type="float" office:value="12" calcext:value-type="float">
            <text:p>12</text:p>
          </table:table-cell>
          <table:table-cell table:formula="of:=(45-[.L98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89/aso/training_set.lp</text:p>
          </table:table-cell>
          <table:table-cell office:value-type="float" office:value="8.67905" calcext:value-type="float">
            <text:p>8.67905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8.67905" calcext:value-type="float">
            <text:p>8.67905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8.67905" calcext:value-type="float">
            <text:p>8.67905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8.67905" calcext:value-type="float">
            <text:p>8.67905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99])/45" office:value-type="float" office:value="0.288888888888889" calcext:value-type="float">
            <text:p>0.289</text:p>
          </table:table-cell>
          <table:table-cell office:value-type="float" office:value="2" calcext:value-type="float">
            <text:p>2</text:p>
          </table:table-cell>
          <table:table-cell table:formula="of:=(45-[.L9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00])/45" office:value-type="float" office:value="0.3777777777777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formula="of:=(45-[.L10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01])/45" office:value-type="float" office:value="0.377777777777778" calcext:value-type="float">
            <text:p>0.378</text:p>
          </table:table-cell>
          <table:table-cell office:value-type="float" office:value="2" calcext:value-type="float">
            <text:p>2</text:p>
          </table:table-cell>
          <table:table-cell table:formula="of:=(45-[.L10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93/aso/training_set.lp</text:p>
          </table:table-cell>
          <table:table-cell office:value-type="float" office:value="7.62918" calcext:value-type="float">
            <text:p>7.62918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7.62918" calcext:value-type="float">
            <text:p>7.62918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7.62918" calcext:value-type="float">
            <text:p>7.62918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7.62918" calcext:value-type="float">
            <text:p>7.62918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02])/45" office:value-type="float" office:value="0.422222222222222" calcext:value-type="float">
            <text:p>0.422</text:p>
          </table:table-cell>
          <table:table-cell office:value-type="float" office:value="4" calcext:value-type="float">
            <text:p>4</text:p>
          </table:table-cell>
          <table:table-cell table:formula="of:=(45-[.L102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9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03])/45" office:value-type="float" office:value="0.488888888888889" calcext:value-type="float">
            <text:p>0.489</text:p>
          </table:table-cell>
          <table:table-cell office:value-type="float" office:value="3" calcext:value-type="float">
            <text:p>3</text:p>
          </table:table-cell>
          <table:table-cell table:formula="of:=(45-[.L103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9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04])/45" office:value-type="float" office:value="0.333333333333333" calcext:value-type="float">
            <text:p>0.333</text:p>
          </table:table-cell>
          <table:table-cell office:value-type="float" office:value="8" calcext:value-type="float">
            <text:p>8</text:p>
          </table:table-cell>
          <table:table-cell table:formula="of:=(45-[.L104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96/aso/training_set.lp</text:p>
          </table:table-cell>
          <table:table-cell office:value-type="float" office:value="23.7434" calcext:value-type="float">
            <text:p>23.7434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23.7434" calcext:value-type="float">
            <text:p>23.7434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23.7434" calcext:value-type="float">
            <text:p>23.7434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23.7434" calcext:value-type="float">
            <text:p>23.7434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105])/45" office:value-type="float" office:value="0.533333333333333" calcext:value-type="float">
            <text:p>0.533</text:p>
          </table:table-cell>
          <table:table-cell office:value-type="float" office:value="4" calcext:value-type="float">
            <text:p>4</text:p>
          </table:table-cell>
          <table:table-cell table:formula="of:=(45-[.L105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06])/45" office:value-type="float" office:value="0.355555555555556" calcext:value-type="float">
            <text:p>0.356</text:p>
          </table:table-cell>
          <table:table-cell office:value-type="float" office:value="2" calcext:value-type="float">
            <text:p>2</text:p>
          </table:table-cell>
          <table:table-cell table:formula="of:=(45-[.L10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07])/45" office:value-type="float" office:value="0.511111111111111" calcext:value-type="float">
            <text:p>0.511</text:p>
          </table:table-cell>
          <table:table-cell office:value-type="float" office:value="14" calcext:value-type="float">
            <text:p>14</text:p>
          </table:table-cell>
          <table:table-cell table:formula="of:=(45-[.L107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2/aso/training_set.lp</text:p>
          </table:table-cell>
          <table:table-cell office:value-type="float" office:value="9.00406" calcext:value-type="float">
            <text:p>9.00406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9.00406" calcext:value-type="float">
            <text:p>9.00406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9.00406" calcext:value-type="float">
            <text:p>9.00406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9.00406" calcext:value-type="float">
            <text:p>9.00406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108])/45" office:value-type="float" office:value="0.2666666666666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table:formula="of:=(45-[.L108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09])/45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45-[.L10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10])/45" office:value-type="float" office:value="0.355555555555556" calcext:value-type="float">
            <text:p>0.356</text:p>
          </table:table-cell>
          <table:table-cell office:value-type="float" office:value="5" calcext:value-type="float">
            <text:p>5</text:p>
          </table:table-cell>
          <table:table-cell table:formula="of:=(45-[.L110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29/aso/training_set.lp</text:p>
          </table:table-cell>
          <table:table-cell office:value-type="float" office:value="9.12034" calcext:value-type="float">
            <text:p>9.12034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9.12034" calcext:value-type="float">
            <text:p>9.12034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9.12034" calcext:value-type="float">
            <text:p>9.12034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9.12034" calcext:value-type="float">
            <text:p>9.12034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11])/45" office:value-type="float" office:value="0.466666666666667" calcext:value-type="float">
            <text:p>0.467</text:p>
          </table:table-cell>
          <table:table-cell office:value-type="float" office:value="2" calcext:value-type="float">
            <text:p>2</text:p>
          </table:table-cell>
          <table:table-cell table:formula="of:=(45-[.L11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2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12])/45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45-[.L11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2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13])/45" office:value-type="float" office:value="0.466666666666667" calcext:value-type="float">
            <text:p>0.467</text:p>
          </table:table-cell>
          <table:table-cell office:value-type="float" office:value="17" calcext:value-type="float">
            <text:p>17</text:p>
          </table:table-cell>
          <table:table-cell table:formula="of:=(45-[.L113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34/aso/training_set.lp</text:p>
          </table:table-cell>
          <table:table-cell office:value-type="float" office:value="97.8095" calcext:value-type="float">
            <text:p>97.8095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97.8095" calcext:value-type="float">
            <text:p>97.8095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97.8095" calcext:value-type="float">
            <text:p>97.8095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97.8095" calcext:value-type="float">
            <text:p>97.8095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14])/45" office:value-type="float" office:value="0.311111111111111" calcext:value-type="float">
            <text:p>0.311</text:p>
          </table:table-cell>
          <table:table-cell office:value-type="float" office:value="9" calcext:value-type="float">
            <text:p>9</text:p>
          </table:table-cell>
          <table:table-cell table:formula="of:=(45-[.L114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3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15])/45" office:value-type="float" office:value="0.3111111111111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table:formula="of:=(45-[.L11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3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16])/45" office:value-type="float" office:value="0.511111111111111" calcext:value-type="float">
            <text:p>0.511</text:p>
          </table:table-cell>
          <table:table-cell office:value-type="float" office:value="14" calcext:value-type="float">
            <text:p>14</text:p>
          </table:table-cell>
          <table:table-cell table:formula="of:=(45-[.L116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37/aso/training_set.lp</text:p>
          </table:table-cell>
          <table:table-cell office:value-type="float" office:value="7.82479" calcext:value-type="float">
            <text:p>7.82479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7.82479" calcext:value-type="float">
            <text:p>7.82479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7.82479" calcext:value-type="float">
            <text:p>7.82479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7.82479" calcext:value-type="float">
            <text:p>7.82479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17])/45" office:value-type="float" office:value="0.444444444444444" calcext:value-type="float">
            <text:p>0.444</text:p>
          </table:table-cell>
          <table:table-cell office:value-type="float" office:value="8" calcext:value-type="float">
            <text:p>8</text:p>
          </table:table-cell>
          <table:table-cell table:formula="of:=(45-[.L11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3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18])/45" office:value-type="float" office:value="0.333333333333333" calcext:value-type="float">
            <text:p>0.333</text:p>
          </table:table-cell>
          <table:table-cell office:value-type="float" office:value="8" calcext:value-type="float">
            <text:p>8</text:p>
          </table:table-cell>
          <table:table-cell table:formula="of:=(45-[.L118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3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19])/45" office:value-type="float" office:value="0.4" calcext:value-type="float">
            <text:p>0.400</text:p>
          </table:table-cell>
          <table:table-cell office:value-type="float" office:value="8" calcext:value-type="float">
            <text:p>8</text:p>
          </table:table-cell>
          <table:table-cell table:formula="of:=(45-[.L119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4/aso/training_set.lp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5.9546" calcext:value-type="float">
            <text:p>15.9546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5.9546" calcext:value-type="float">
            <text:p>15.9546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5.9546" calcext:value-type="float">
            <text:p>15.9546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45-[.J120])/45" office:value-type="float" office:value="0.6" calcext:value-type="float">
            <text:p>0.600</text:p>
          </table:table-cell>
          <table:table-cell office:value-type="float" office:value="2" calcext:value-type="float">
            <text:p>2</text:p>
          </table:table-cell>
          <table:table-cell table:formula="of:=(45-[.L120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21])/45" office:value-type="float" office:value="0.422222222222222" calcext:value-type="float">
            <text:p>0.422</text:p>
          </table:table-cell>
          <table:table-cell office:value-type="float" office:value="1" calcext:value-type="float">
            <text:p>1</text:p>
          </table:table-cell>
          <table:table-cell table:formula="of:=(45-[.L12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22])/45" office:value-type="float" office:value="0.4" calcext:value-type="float">
            <text:p>0.400</text:p>
          </table:table-cell>
          <table:table-cell office:value-type="float" office:value="12" calcext:value-type="float">
            <text:p>12</text:p>
          </table:table-cell>
          <table:table-cell table:formula="of:=(45-[.L122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44/aso/training_set.lp</text:p>
          </table:table-cell>
          <table:table-cell office:value-type="float" office:value="12.2534" calcext:value-type="float">
            <text:p>12.2534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12.2534" calcext:value-type="float">
            <text:p>12.2534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12.2534" calcext:value-type="float">
            <text:p>12.2534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12.2534" calcext:value-type="float">
            <text:p>12.2534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23])/45" office:value-type="float" office:value="0.355555555555556" calcext:value-type="float">
            <text:p>0.356</text:p>
          </table:table-cell>
          <table:table-cell office:value-type="float" office:value="2" calcext:value-type="float">
            <text:p>2</text:p>
          </table:table-cell>
          <table:table-cell table:formula="of:=(45-[.L123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24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12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25])/45" office:value-type="float" office:value="0.377777777777778" calcext:value-type="float">
            <text:p>0.378</text:p>
          </table:table-cell>
          <table:table-cell office:value-type="float" office:value="8" calcext:value-type="float">
            <text:p>8</text:p>
          </table:table-cell>
          <table:table-cell table:formula="of:=(45-[.L125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46/aso/training_set.lp</text:p>
          </table:table-cell>
          <table:table-cell office:value-type="float" office:value="10.3374" calcext:value-type="float">
            <text:p>10.3374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10.3374" calcext:value-type="float">
            <text:p>10.3374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10.3374" calcext:value-type="float">
            <text:p>10.3374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10.3374" calcext:value-type="float">
            <text:p>10.3374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126])/45" office:value-type="float" office:value="0.555555555555556" calcext:value-type="float">
            <text:p>0.556</text:p>
          </table:table-cell>
          <table:table-cell office:value-type="float" office:value="4" calcext:value-type="float">
            <text:p>4</text:p>
          </table:table-cell>
          <table:table-cell table:formula="of:=(45-[.L126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4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27])/45" office:value-type="float" office:value="0.6" calcext:value-type="float">
            <text:p>0.600</text:p>
          </table:table-cell>
          <table:table-cell office:value-type="float" office:value="2" calcext:value-type="float">
            <text:p>2</text:p>
          </table:table-cell>
          <table:table-cell table:formula="of:=(45-[.L12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4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28])/45" office:value-type="float" office:value="0.466666666666667" calcext:value-type="float">
            <text:p>0.467</text:p>
          </table:table-cell>
          <table:table-cell office:value-type="float" office:value="10" calcext:value-type="float">
            <text:p>10</text:p>
          </table:table-cell>
          <table:table-cell table:formula="of:=(45-[.L128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51/aso/training_set.lp</text:p>
          </table:table-cell>
          <table:table-cell office:value-type="float" office:value="10.0443" calcext:value-type="float">
            <text:p>10.0443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10.0443" calcext:value-type="float">
            <text:p>10.0443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10.0443" calcext:value-type="float">
            <text:p>10.0443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10.0443" calcext:value-type="float">
            <text:p>10.0443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29])/45" office:value-type="float" office:value="0.422222222222222" calcext:value-type="float">
            <text:p>0.422</text:p>
          </table:table-cell>
          <table:table-cell office:value-type="float" office:value="4" calcext:value-type="float">
            <text:p>4</text:p>
          </table:table-cell>
          <table:table-cell table:formula="of:=(45-[.L129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30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formula="of:=(45-[.L13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31])/45" office:value-type="float" office:value="0.288888888888889" calcext:value-type="float">
            <text:p>0.289</text:p>
          </table:table-cell>
          <table:table-cell office:value-type="float" office:value="14" calcext:value-type="float">
            <text:p>14</text:p>
          </table:table-cell>
          <table:table-cell table:formula="of:=(45-[.L131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53/aso/training_set.lp</text:p>
          </table:table-cell>
          <table:table-cell office:value-type="float" office:value="101.829" calcext:value-type="float">
            <text:p>101.829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101.829" calcext:value-type="float">
            <text:p>101.829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101.829" calcext:value-type="float">
            <text:p>101.829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101.829" calcext:value-type="float">
            <text:p>101.829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45-[.J132])/45" office:value-type="float" office:value="0.177777777777778" calcext:value-type="float">
            <text:p>0.178</text:p>
          </table:table-cell>
          <table:table-cell office:value-type="float" office:value="5" calcext:value-type="float">
            <text:p>5</text:p>
          </table:table-cell>
          <table:table-cell table:formula="of:=(45-[.L132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33])/45" office:value-type="float" office:value="0.4888888888888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table:formula="of:=(45-[.L13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34])/45" office:value-type="float" office:value="0.4" calcext:value-type="float">
            <text:p>0.400</text:p>
          </table:table-cell>
          <table:table-cell office:value-type="float" office:value="14" calcext:value-type="float">
            <text:p>14</text:p>
          </table:table-cell>
          <table:table-cell table:formula="of:=(45-[.L134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6/aso/training_set.lp</text:p>
          </table:table-cell>
          <table:table-cell office:value-type="float" office:value="7.49156" calcext:value-type="float">
            <text:p>7.49156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7.49156" calcext:value-type="float">
            <text:p>7.49156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7.49156" calcext:value-type="float">
            <text:p>7.49156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7.49156" calcext:value-type="float">
            <text:p>7.49156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35])/45" office:value-type="float" office:value="0.3777777777777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formula="of:=(45-[.L13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36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formula="of:=(45-[.L136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37])/45" office:value-type="float" office:value="0.355555555555556" calcext:value-type="float">
            <text:p>0.356</text:p>
          </table:table-cell>
          <table:table-cell office:value-type="float" office:value="6" calcext:value-type="float">
            <text:p>6</text:p>
          </table:table-cell>
          <table:table-cell table:formula="of:=(45-[.L137])/45" office:value-type="float" office:value="0.866666666666667" calcext:value-type="float">
            <text:p>0.867</text:p>
          </table:table-cell>
        </table:table-row>
        <table:table-row table:style-name="ro1">
          <table:table-cell office:value-type="string" calcext:value-type="string">
            <text:p>training/user63/aso/training_set.lp</text:p>
          </table:table-cell>
          <table:table-cell office:value-type="float" office:value="12.3694" calcext:value-type="float">
            <text:p>12.3694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12.3694" calcext:value-type="float">
            <text:p>12.3694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12.3694" calcext:value-type="float">
            <text:p>12.3694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12.3694" calcext:value-type="float">
            <text:p>12.3694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138])/45" office:value-type="float" office:value="0.577777777777778" calcext:value-type="float">
            <text:p>0.578</text:p>
          </table:table-cell>
          <table:table-cell office:value-type="float" office:value="5" calcext:value-type="float">
            <text:p>5</text:p>
          </table:table-cell>
          <table:table-cell table:formula="of:=(45-[.L138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6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39])/45" office:value-type="float" office:value="0.533333333333333" calcext:value-type="float">
            <text:p>0.533</text:p>
          </table:table-cell>
          <table:table-cell office:value-type="float" office:value="5" calcext:value-type="float">
            <text:p>5</text:p>
          </table:table-cell>
          <table:table-cell table:formula="of:=(45-[.L139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6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40])/45" office:value-type="float" office:value="0.533333333333333" calcext:value-type="float">
            <text:p>0.533</text:p>
          </table:table-cell>
          <table:table-cell office:value-type="float" office:value="13" calcext:value-type="float">
            <text:p>13</text:p>
          </table:table-cell>
          <table:table-cell table:formula="of:=(45-[.L140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64/aso/training_set.lp</text:p>
          </table:table-cell>
          <table:table-cell office:value-type="float" office:value="10.9905" calcext:value-type="float">
            <text:p>10.9905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10.9905" calcext:value-type="float">
            <text:p>10.9905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0.9905" calcext:value-type="float">
            <text:p>10.9905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0.9905" calcext:value-type="float">
            <text:p>10.9905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41])/45" office:value-type="float" office:value="0.4" calcext:value-type="float">
            <text:p>0.400</text:p>
          </table:table-cell>
          <table:table-cell office:value-type="float" office:value="2" calcext:value-type="float">
            <text:p>2</text:p>
          </table:table-cell>
          <table:table-cell table:formula="of:=(45-[.L14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6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42])/45" office:value-type="float" office:value="0.2666666666666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table:formula="of:=(45-[.L14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6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43])/45" office:value-type="float" office:value="0.288888888888889" calcext:value-type="float">
            <text:p>0.289</text:p>
          </table:table-cell>
          <table:table-cell office:value-type="float" office:value="12" calcext:value-type="float">
            <text:p>12</text:p>
          </table:table-cell>
          <table:table-cell table:formula="of:=(45-[.L143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66/aso/training_set.lp</text:p>
          </table:table-cell>
          <table:table-cell office:value-type="float" office:value="10.9903" calcext:value-type="float">
            <text:p>10.9903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10.9903" calcext:value-type="float">
            <text:p>10.9903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10.9903" calcext:value-type="float">
            <text:p>10.9903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10.9903" calcext:value-type="float">
            <text:p>10.9903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44])/45" office:value-type="float" office:value="0.466666666666667" calcext:value-type="float">
            <text:p>0.467</text:p>
          </table:table-cell>
          <table:table-cell office:value-type="float" office:value="3" calcext:value-type="float">
            <text:p>3</text:p>
          </table:table-cell>
          <table:table-cell table:formula="of:=(45-[.L144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45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formula="of:=(45-[.L14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46])/45" office:value-type="float" office:value="0.422222222222222" calcext:value-type="float">
            <text:p>0.422</text:p>
          </table:table-cell>
          <table:table-cell office:value-type="float" office:value="12" calcext:value-type="float">
            <text:p>12</text:p>
          </table:table-cell>
          <table:table-cell table:formula="of:=(45-[.L146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74/aso/training_set.lp</text:p>
          </table:table-cell>
          <table:table-cell office:value-type="float" office:value="35.5059" calcext:value-type="float">
            <text:p>35.5059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35.5059" calcext:value-type="float">
            <text:p>35.5059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35.5059" calcext:value-type="float">
            <text:p>35.5059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35.5059" calcext:value-type="float">
            <text:p>35.5059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45-[.J147])/45" office:value-type="float" office:value="0.222222222222222" calcext:value-type="float">
            <text:p>0.222</text:p>
          </table:table-cell>
          <table:table-cell office:value-type="float" office:value="10" calcext:value-type="float">
            <text:p>10</text:p>
          </table:table-cell>
          <table:table-cell table:formula="of:=(45-[.L147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7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48])/45" office:value-type="float" office:value="0.488888888888889" calcext:value-type="float">
            <text:p>0.489</text:p>
          </table:table-cell>
          <table:table-cell office:value-type="float" office:value="8" calcext:value-type="float">
            <text:p>8</text:p>
          </table:table-cell>
          <table:table-cell table:formula="of:=(45-[.L148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7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49])/45" office:value-type="float" office:value="0.355555555555556" calcext:value-type="float">
            <text:p>0.356</text:p>
          </table:table-cell>
          <table:table-cell office:value-type="float" office:value="17" calcext:value-type="float">
            <text:p>17</text:p>
          </table:table-cell>
          <table:table-cell table:formula="of:=(45-[.L149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76/aso/training_set.lp</text:p>
          </table:table-cell>
          <table:table-cell office:value-type="float" office:value="21.944" calcext:value-type="float">
            <text:p>21.944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21.944" calcext:value-type="float">
            <text:p>21.944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21.944" calcext:value-type="float">
            <text:p>21.944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21.944" calcext:value-type="float">
            <text:p>21.944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150])/45" office:value-type="float" office:value="0.533333333333333" calcext:value-type="float">
            <text:p>0.533</text:p>
          </table:table-cell>
          <table:table-cell office:value-type="float" office:value="7" calcext:value-type="float">
            <text:p>7</text:p>
          </table:table-cell>
          <table:table-cell table:formula="of:=(45-[.L150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7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51])/45" office:value-type="float" office:value="0.511111111111111" calcext:value-type="float">
            <text:p>0.511</text:p>
          </table:table-cell>
          <table:table-cell office:value-type="float" office:value="1" calcext:value-type="float">
            <text:p>1</text:p>
          </table:table-cell>
          <table:table-cell table:formula="of:=(45-[.L15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7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52])/45" office:value-type="float" office:value="0.422222222222222" calcext:value-type="float">
            <text:p>0.422</text:p>
          </table:table-cell>
          <table:table-cell office:value-type="float" office:value="12" calcext:value-type="float">
            <text:p>12</text:p>
          </table:table-cell>
          <table:table-cell table:formula="of:=(45-[.L152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78/aso/training_set.lp</text:p>
          </table:table-cell>
          <table:table-cell office:value-type="float" office:value="13.4608" calcext:value-type="float">
            <text:p>13.4608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13.4608" calcext:value-type="float">
            <text:p>13.4608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13.4608" calcext:value-type="float">
            <text:p>13.4608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13.4608" calcext:value-type="float">
            <text:p>13.4608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53])/45" office:value-type="float" office:value="0.444444444444444" calcext:value-type="float">
            <text:p>0.444</text:p>
          </table:table-cell>
          <table:table-cell office:value-type="float" office:value="4" calcext:value-type="float">
            <text:p>4</text:p>
          </table:table-cell>
          <table:table-cell table:formula="of:=(45-[.L153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7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54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15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55])/45" office:value-type="float" office:value="0.355555555555556" calcext:value-type="float">
            <text:p>0.356</text:p>
          </table:table-cell>
          <table:table-cell office:value-type="float" office:value="10" calcext:value-type="float">
            <text:p>10</text:p>
          </table:table-cell>
          <table:table-cell table:formula="of:=(45-[.L155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8/aso/training_set.lp</text:p>
          </table:table-cell>
          <table:table-cell office:value-type="float" office:value="54.5331" calcext:value-type="float">
            <text:p>54.5331</text:p>
          </table:table-cell>
          <table:table-cell office:value-type="float" office:value="0" calcext:value-type="float">
            <text:p>0</text:p>
          </table:table-cell>
          <table:table-cell table:formula="of:=MIN([.$B156])" office:value-type="float" office:value="54.5331" calcext:value-type="float">
            <text:p>54.5331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54.5331" calcext:value-type="float">
            <text:p>54.5331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54.5331" calcext:value-type="float">
            <text:p>54.5331</text:p>
          </table:table-cell>
          <table:table-cell table:formula="of:=MAX([.$C156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156])/45" office:value-type="float" office:value="0.266666666666667" calcext:value-type="float">
            <text:p>0.267</text:p>
          </table:table-cell>
          <table:table-cell office:value-type="float" office:value="9" calcext:value-type="float">
            <text:p>9</text:p>
          </table:table-cell>
          <table:table-cell table:formula="of:=(45-[.L156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57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formula="of:=(45-[.L157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58])/45" office:value-type="float" office:value="0.177777777777778" calcext:value-type="float">
            <text:p>0.178</text:p>
          </table:table-cell>
          <table:table-cell office:value-type="float" office:value="17" calcext:value-type="float">
            <text:p>17</text:p>
          </table:table-cell>
          <table:table-cell table:formula="of:=(45-[.L15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80/aso/training_set.lp</text:p>
          </table:table-cell>
          <table:table-cell office:value-type="float" office:value="8.53491" calcext:value-type="float">
            <text:p>8.53491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8.53491" calcext:value-type="float">
            <text:p>8.53491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8.53491" calcext:value-type="float">
            <text:p>8.53491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8.53491" calcext:value-type="float">
            <text:p>8.53491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159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formula="of:=(45-[.L15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8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60])/45" office:value-type="float" office:value="0.6" calcext:value-type="float">
            <text:p>0.600</text:p>
          </table:table-cell>
          <table:table-cell office:value-type="float" office:value="1" calcext:value-type="float">
            <text:p>1</text:p>
          </table:table-cell>
          <table:table-cell table:formula="of:=(45-[.L16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8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61])/45" office:value-type="float" office:value="0.466666666666667" calcext:value-type="float">
            <text:p>0.467</text:p>
          </table:table-cell>
          <table:table-cell office:value-type="float" office:value="10" calcext:value-type="float">
            <text:p>10</text:p>
          </table:table-cell>
          <table:table-cell table:formula="of:=(45-[.L161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89/aso/training_set.lp</text:p>
          </table:table-cell>
          <table:table-cell office:value-type="float" office:value="44.5913" calcext:value-type="float">
            <text:p>44.5913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44.5913" calcext:value-type="float">
            <text:p>44.5913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44.5913" calcext:value-type="float">
            <text:p>44.5913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44.5913" calcext:value-type="float">
            <text:p>44.5913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162])/45" office:value-type="float" office:value="0.288888888888889" calcext:value-type="float">
            <text:p>0.289</text:p>
          </table:table-cell>
          <table:table-cell office:value-type="float" office:value="7" calcext:value-type="float">
            <text:p>7</text:p>
          </table:table-cell>
          <table:table-cell table:formula="of:=(45-[.L162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63])/45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45-[.L16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64])/45" office:value-type="float" office:value="0.511111111111111" calcext:value-type="float">
            <text:p>0.511</text:p>
          </table:table-cell>
          <table:table-cell office:value-type="float" office:value="11" calcext:value-type="float">
            <text:p>11</text:p>
          </table:table-cell>
          <table:table-cell table:formula="of:=(45-[.L164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9/aso/training_set.lp</text:p>
          </table:table-cell>
          <table:table-cell office:value-type="float" office:value="26.3329" calcext:value-type="float">
            <text:p>26.3329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26.3329" calcext:value-type="float">
            <text:p>26.3329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26.3329" calcext:value-type="float">
            <text:p>26.3329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26.3329" calcext:value-type="float">
            <text:p>26.3329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65])/45" office:value-type="float" office:value="0.488888888888889" calcext:value-type="float">
            <text:p>0.489</text:p>
          </table:table-cell>
          <table:table-cell office:value-type="float" office:value="3" calcext:value-type="float">
            <text:p>3</text:p>
          </table:table-cell>
          <table:table-cell table:formula="of:=(45-[.L16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66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16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67])/45" office:value-type="float" office:value="0.422222222222222" calcext:value-type="float">
            <text:p>0.422</text:p>
          </table:table-cell>
          <table:table-cell office:value-type="float" office:value="15" calcext:value-type="float">
            <text:p>15</text:p>
          </table:table-cell>
          <table:table-cell table:formula="of:=(45-[.L167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90/aso/training_set.lp</text:p>
          </table:table-cell>
          <table:table-cell office:value-type="float" office:value="12.1373" calcext:value-type="float">
            <text:p>12.1373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12.1373" calcext:value-type="float">
            <text:p>12.1373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12.1373" calcext:value-type="float">
            <text:p>12.1373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12.1373" calcext:value-type="float">
            <text:p>12.1373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68])/45" office:value-type="float" office:value="0.4" calcext:value-type="float">
            <text:p>0.400</text:p>
          </table:table-cell>
          <table:table-cell office:value-type="float" office:value="4" calcext:value-type="float">
            <text:p>4</text:p>
          </table:table-cell>
          <table:table-cell table:formula="of:=(45-[.L168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9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69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formula="of:=(45-[.L16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9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(45-[.J170])/45" office:value-type="float" office:value="0.155555555555556" calcext:value-type="float">
            <text:p>0.156</text:p>
          </table:table-cell>
          <table:table-cell office:value-type="float" office:value="13" calcext:value-type="float">
            <text:p>13</text:p>
          </table:table-cell>
          <table:table-cell table:formula="of:=(45-[.L170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92/aso/training_set.lp</text:p>
          </table:table-cell>
          <table:table-cell office:value-type="float" office:value="9.95895" calcext:value-type="float">
            <text:p>9.95895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9.95895" calcext:value-type="float">
            <text:p>9.95895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9.95895" calcext:value-type="float">
            <text:p>9.95895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9.95895" calcext:value-type="float">
            <text:p>9.95895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71])/45" office:value-type="float" office:value="0.4666666666666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formula="of:=(45-[.L17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9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72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17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73])/45" office:value-type="float" office:value="0.444444444444444" calcext:value-type="float">
            <text:p>0.444</text:p>
          </table:table-cell>
          <table:table-cell office:value-type="float" office:value="11" calcext:value-type="float">
            <text:p>11</text:p>
          </table:table-cell>
          <table:table-cell table:formula="of:=(45-[.L173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96/aso/training_set.lp</text:p>
          </table:table-cell>
          <table:table-cell office:value-type="float" office:value="13.7861" calcext:value-type="float">
            <text:p>13.7861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13.7861" calcext:value-type="float">
            <text:p>13.7861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13.7861" calcext:value-type="float">
            <text:p>13.7861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13.7861" calcext:value-type="float">
            <text:p>13.7861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174])/45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45-[.L174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75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17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76])/45" office:value-type="float" office:value="0.488888888888889" calcext:value-type="float">
            <text:p>0.489</text:p>
          </table:table-cell>
          <table:table-cell office:value-type="float" office:value="15" calcext:value-type="float">
            <text:p>15</text:p>
          </table:table-cell>
          <table:table-cell table:formula="of:=(45-[.L176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99/aso/training_set.lp</text:p>
          </table:table-cell>
          <table:table-cell office:value-type="float" office:value="13.7241" calcext:value-type="float">
            <text:p>13.7241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13.7241" calcext:value-type="float">
            <text:p>13.7241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13.7241" calcext:value-type="float">
            <text:p>13.7241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13.7241" calcext:value-type="float">
            <text:p>13.7241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77])/45" office:value-type="float" office:value="0.422222222222222" calcext:value-type="float">
            <text:p>0.422</text:p>
          </table:table-cell>
          <table:table-cell office:value-type="float" office:value="12" calcext:value-type="float">
            <text:p>12</text:p>
          </table:table-cell>
          <table:table-cell table:formula="of:=(45-[.L177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9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78])/45" office:value-type="float" office:value="0.555555555555556" calcext:value-type="float">
            <text:p>0.556</text:p>
          </table:table-cell>
          <table:table-cell office:value-type="float" office:value="12" calcext:value-type="float">
            <text:p>12</text:p>
          </table:table-cell>
          <table:table-cell table:formula="of:=(45-[.L178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9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79])/45" office:value-type="float" office:value="0.311111111111111" calcext:value-type="float">
            <text:p>0.311</text:p>
          </table:table-cell>
          <table:table-cell office:value-type="float" office:value="17" calcext:value-type="float">
            <text:p>17</text:p>
          </table:table-cell>
          <table:table-cell table:formula="of:=(45-[.L179])/45" office:value-type="float" office:value="0.622222222222222" calcext:value-type="float">
            <text:p>0.62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79])" office:value-type="float" office:value="36540.44725" calcext:value-type="float">
            <text:p>36540.44725</text:p>
          </table:table-cell>
          <table:table-cell table:formula="of:=SUM([.C3:.C179])" office:value-type="float" office:value="118" calcext:value-type="float">
            <text:p>118</text:p>
          </table:table-cell>
          <table:table-cell table:formula="of:=SUM([.D3:.D179])" office:value-type="float" office:value="36540.44725" calcext:value-type="float">
            <text:p>36540.44725</text:p>
          </table:table-cell>
          <table:table-cell table:formula="of:=SUM([.E3:.E179])" office:value-type="float" office:value="118" calcext:value-type="float">
            <text:p>118</text:p>
          </table:table-cell>
          <table:table-cell table:formula="of:=SUM([.F3:.F179])" office:value-type="float" office:value="36540.44725" calcext:value-type="float">
            <text:p>36540.44725</text:p>
          </table:table-cell>
          <table:table-cell table:formula="of:=SUM([.G3:.G179])" office:value-type="float" office:value="118" calcext:value-type="float">
            <text:p>118</text:p>
          </table:table-cell>
          <table:table-cell table:formula="of:=SUM([.H3:.H179])" office:value-type="float" office:value="36540.44725" calcext:value-type="float">
            <text:p>36540.44725</text:p>
          </table:table-cell>
          <table:table-cell table:formula="of:=SUM([.I3:.I179])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79])" office:value-type="float" office:value="206.44320480226" calcext:value-type="float">
            <text:p>206.44320480226</text:p>
          </table:table-cell>
          <table:table-cell table:formula="of:=AVERAGE([.C3:.C179])" office:value-type="float" office:value="0.666666666666667" calcext:value-type="float">
            <text:p>0.666666666666667</text:p>
          </table:table-cell>
          <table:table-cell table:formula="of:=AVERAGE([.D3:.D179])" office:value-type="float" office:value="206.44320480226" calcext:value-type="float">
            <text:p>206.44320480226</text:p>
          </table:table-cell>
          <table:table-cell table:formula="of:=AVERAGE([.E3:.E179])" office:value-type="float" office:value="0.666666666666667" calcext:value-type="float">
            <text:p>0.666666666666667</text:p>
          </table:table-cell>
          <table:table-cell table:formula="of:=AVERAGE([.F3:.F179])" office:value-type="float" office:value="206.44320480226" calcext:value-type="float">
            <text:p>206.44320480226</text:p>
          </table:table-cell>
          <table:table-cell table:formula="of:=AVERAGE([.G3:.G179])" office:value-type="float" office:value="0.666666666666667" calcext:value-type="float">
            <text:p>0.666666666666667</text:p>
          </table:table-cell>
          <table:table-cell table:formula="of:=AVERAGE([.H3:.H179])" office:value-type="float" office:value="206.44320480226" calcext:value-type="float">
            <text:p>206.44320480226</text:p>
          </table:table-cell>
          <table:table-cell table:formula="of:=AVERAGE([.I3:.I179])" office:value-type="float" office:value="0.666666666666667" calcext:value-type="float">
            <text:p>0.6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79])" office:value-type="float" office:value="133.262168730521" calcext:value-type="float">
            <text:p>133.262168730521</text:p>
          </table:table-cell>
          <table:table-cell table:formula="of:=STDEV([.C3:.C179])" office:value-type="float" office:value="0.472741841267354" calcext:value-type="float">
            <text:p>0.472741841267354</text:p>
          </table:table-cell>
          <table:table-cell table:formula="of:=STDEV([.D3:.D179])" office:value-type="float" office:value="133.262168730521" calcext:value-type="float">
            <text:p>133.262168730521</text:p>
          </table:table-cell>
          <table:table-cell table:formula="of:=STDEV([.E3:.E179])" office:value-type="float" office:value="0.472741841267354" calcext:value-type="float">
            <text:p>0.472741841267354</text:p>
          </table:table-cell>
          <table:table-cell table:formula="of:=STDEV([.F3:.F179])" office:value-type="float" office:value="133.262168730521" calcext:value-type="float">
            <text:p>133.262168730521</text:p>
          </table:table-cell>
          <table:table-cell table:formula="of:=STDEV([.G3:.G179])" office:value-type="float" office:value="0.472741841267354" calcext:value-type="float">
            <text:p>0.472741841267354</text:p>
          </table:table-cell>
          <table:table-cell table:formula="of:=STDEV([.H3:.H179])" office:value-type="float" office:value="133.262168730521" calcext:value-type="float">
            <text:p>133.262168730521</text:p>
          </table:table-cell>
          <table:table-cell table:formula="of:=STDEV([.I3:.I179])" office:value-type="float" office:value="0.472741841267354" calcext:value-type="float">
            <text:p>0.472741841267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79]-[.$D3:.$D179])^2)^0.5" office:value-type="float" office:value="0" calcext:value-type="float">
            <text:p>0</text:p>
          </table:table-cell>
          <table:table-cell table:number-matrix-columns-spanned="1" table:number-matrix-rows-spanned="1" table:formula="of:=SUM(([.C3:.C179]-[.$E3:.$E179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79]=[.$D3:.$D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E3:.$E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79]&l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l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79]&g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g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79]=[.$H3:.$H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I3:.$I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 table:number-rows-repeated="104838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3"/>
          <table:table-cell table:style-name="ce3" office:value-type="string" calcext:value-type="string">
            <text:p>avg val all</text:p>
          </table:table-cell>
          <table:table-cell table:style-name="ce3" office:value-type="string" calcext:value-type="string">
            <text:p>avg train all</text:p>
          </table:table-cell>
          <table:table-cell table:style-name="ce5"/>
          <table:table-cell table:style-name="ce3"/>
          <table:table-cell table:style-name="ce4" office:value-type="string" calcext:value-type="string">
            <text:p>avg val</text:p>
          </table:table-cell>
          <table:table-cell table:style-name="ce4" office:value-type="string" calcext:value-type="string">
            <text:p>avg train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table:formula="of:=AVERAGE(INDIRECT(&quot;$Instances.K&quot;&amp;(ROW([.A2])-1)*3):INDIRECT(&quot;$Instances.K&quot;&amp;(ROW([.A2])-1)*3+2))" office:value-type="float" office:value="0.185185185185185" calcext:value-type="float">
            <text:p>0.185</text:p>
          </table:table-cell>
          <table:table-cell table:style-name="ce4" table:formula="of:=AVERAGE(INDIRECT(&quot;$Instances.M&quot;&amp;(ROW([.B2])-1)*3):INDIRECT(&quot;$Instances.M&quot;&amp;(ROW([.B2])-1)*3+2))" office:value-type="float" office:value="0.696296296296296" calcext:value-type="float">
            <text:p>0.696</text:p>
          </table:table-cell>
          <table:table-cell table:style-name="ce5"/>
          <table:table-cell table:style-name="ce3" office:value-type="string" calcext:value-type="string">
            <text:p>aso</text:p>
          </table:table-cell>
          <table:table-cell table:style-name="ce4" table:formula="of:=AVERAGE([$Instances.K3];[$Instances.K6];[$Instances.K9];[$Instances.K12];[$Instances.K15];[$Instances.K18];[$Instances.K21];[$Instances.K24];[$Instances.K27];[$Instances.K30];[$Instances.K33];[$Instances.K36];[$Instances.K39];[$Instances.K42];[$Instances.K45];[$Instances.K48];[$Instances.K51];[$Instances.K54];[$Instances.K57];[$Instances.K60];[$Instances.K63];[$Instances.K66];[$Instances.K69];[$Instances.K72];[$Instances.K75];[$Instances.K78];[$Instances.K81];[$Instances.K84];[$Instances.K87];[$Instances.K90];[$Instances.K93];[$Instances.K96];[$Instances.K99];[$Instances.K102];[$Instances.K105];[$Instances.K108];[$Instances.K111];[$Instances.K114];[$Instances.K117];[$Instances.K120];[$Instances.K123];[$Instances.K126];[$Instances.K129];[$Instances.K132];[$Instances.K135];[$Instances.K138];[$Instances.K141];[$Instances.K144];[$Instances.K147];[$Instances.K150];[$Instances.K153];[$Instances.K156];[$Instances.K159];[$Instances.K162];[$Instances.K165];[$Instances.K168];[$Instances.K171];[$Instances.K174];[$Instances.K177])" office:value-type="float" office:value="0.420338983050848" calcext:value-type="float">
            <text:p>0.420</text:p>
          </table:table-cell>
          <table:table-cell table:style-name="ce4" table:formula="of:=AVERAGE([$Instances.M3];[$Instances.M6];[$Instances.M9];[$Instances.M12];[$Instances.M15];[$Instances.M18];[$Instances.M21];[$Instances.M24];[$Instances.M27];[$Instances.M30];[$Instances.M33];[$Instances.M36];[$Instances.M39];[$Instances.M42];[$Instances.M45];[$Instances.M48];[$Instances.M51];[$Instances.M54];[$Instances.M57];[$Instances.M60];[$Instances.M63];[$Instances.M66];[$Instances.M69];[$Instances.M72];[$Instances.M75];[$Instances.M78];[$Instances.M81];[$Instances.M84];[$Instances.M87];[$Instances.M90];[$Instances.M93];[$Instances.M96];[$Instances.M99];[$Instances.M102];[$Instances.M105];[$Instances.M108];[$Instances.M111];[$Instances.M114];[$Instances.M117];[$Instances.M120];[$Instances.M123];[$Instances.M126];[$Instances.M129];[$Instances.M132];[$Instances.M135];[$Instances.M138];[$Instances.M141];[$Instances.M144];[$Instances.M147];[$Instances.M150];[$Instances.M153];[$Instances.M156];[$Instances.M159];[$Instances.M162];[$Instances.M165];[$Instances.M168];[$Instances.M171];[$Instances.M174];[$Instances.M177])" office:value-type="float" office:value="0.893785310734463" calcext:value-type="float">
            <text:p>0.894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 table:formula="of:=AVERAGE(INDIRECT(&quot;$Instances.K&quot;&amp;(ROW([.A3])-1)*3):INDIRECT(&quot;$Instances.K&quot;&amp;(ROW([.A3])-1)*3+2))" office:value-type="float" office:value="0.525925925925926" calcext:value-type="float">
            <text:p>0.526</text:p>
          </table:table-cell>
          <table:table-cell table:style-name="ce4" table:formula="of:=AVERAGE(INDIRECT(&quot;$Instances.M&quot;&amp;(ROW([.B3])-1)*3):INDIRECT(&quot;$Instances.M&quot;&amp;(ROW([.B3])-1)*3+2))" office:value-type="float" office:value="0.881481481481482" calcext:value-type="float">
            <text:p>0.881</text:p>
          </table:table-cell>
          <table:table-cell table:style-name="ce5"/>
          <table:table-cell table:style-name="ce3" office:value-type="string" calcext:value-type="string">
            <text:p>lw </text:p>
          </table:table-cell>
          <table:table-cell table:style-name="ce4" table:formula="of:=AVERAGE([$Instances.K4];[$Instances.K7];[$Instances.K10];[$Instances.K13];[$Instances.K16];[$Instances.K19];[$Instances.K22];[$Instances.K25];[$Instances.K28];[$Instances.K31];[$Instances.K34];[$Instances.K37];[$Instances.K40];[$Instances.K43];[$Instances.K46];[$Instances.K49];[$Instances.K52];[$Instances.K55];[$Instances.K58];[$Instances.K61];[$Instances.K64];[$Instances.K67];[$Instances.K70];[$Instances.K73];[$Instances.K76];[$Instances.K79];[$Instances.K82];[$Instances.K85];[$Instances.K88];[$Instances.K91];[$Instances.K94];[$Instances.K97];[$Instances.K100];[$Instances.K103];[$Instances.K106];[$Instances.K109];[$Instances.K112];[$Instances.K115];[$Instances.K118];[$Instances.K121];[$Instances.K124];[$Instances.K127];[$Instances.K130];[$Instances.K133];[$Instances.K136];[$Instances.K139];[$Instances.K142];[$Instances.K145];[$Instances.K148];[$Instances.K151];[$Instances.K154];[$Instances.K157];[$Instances.K160];[$Instances.K163];[$Instances.K166];[$Instances.K169];[$Instances.K172];[$Instances.K175];[$Instances.K178])" office:value-type="float" office:value="0.452354048964218" calcext:value-type="float">
            <text:p>0.452</text:p>
          </table:table-cell>
          <table:table-cell table:style-name="ce4" table:formula="of:=AVERAGE([$Instances.M4];[$Instances.M7];[$Instances.M10];[$Instances.M13];[$Instances.M16];[$Instances.M19];[$Instances.M22];[$Instances.M25];[$Instances.M28];[$Instances.M31];[$Instances.M34];[$Instances.M37];[$Instances.M40];[$Instances.M43];[$Instances.M46];[$Instances.M49];[$Instances.M52];[$Instances.M55];[$Instances.M58];[$Instances.M61];[$Instances.M64];[$Instances.M67];[$Instances.M70];[$Instances.M73];[$Instances.M76];[$Instances.M79];[$Instances.M82];[$Instances.M85];[$Instances.M88];[$Instances.M91];[$Instances.M94];[$Instances.M97];[$Instances.M100];[$Instances.M103];[$Instances.M106];[$Instances.M109];[$Instances.M112];[$Instances.M115];[$Instances.M118];[$Instances.M121];[$Instances.M124];[$Instances.M127];[$Instances.M130];[$Instances.M133];[$Instances.M136];[$Instances.M139];[$Instances.M142];[$Instances.M145];[$Instances.M148];[$Instances.M151];[$Instances.M154];[$Instances.M157];[$Instances.M160];[$Instances.M163];[$Instances.M166];[$Instances.M169];[$Instances.M172];[$Instances.M175];[$Instances.M178])" office:value-type="float" office:value="0.942372881355932" calcext:value-type="float">
            <text:p>0.942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4" table:formula="of:=AVERAGE(INDIRECT(&quot;$Instances.K&quot;&amp;(ROW([.A4])-1)*3):INDIRECT(&quot;$Instances.K&quot;&amp;(ROW([.A4])-1)*3+2))" office:value-type="float" office:value="0.585185185185185" calcext:value-type="float">
            <text:p>0.585</text:p>
          </table:table-cell>
          <table:table-cell table:style-name="ce4" table:formula="of:=AVERAGE(INDIRECT(&quot;$Instances.M&quot;&amp;(ROW([.B4])-1)*3):INDIRECT(&quot;$Instances.M&quot;&amp;(ROW([.B4])-1)*3+2))" office:value-type="float" office:value="0.837037037037037" calcext:value-type="float">
            <text:p>0.837</text:p>
          </table:table-cell>
          <table:table-cell table:style-name="ce5"/>
          <table:table-cell table:style-name="ce3" office:value-type="string" calcext:value-type="string">
            <text:p>poset</text:p>
          </table:table-cell>
          <table:table-cell table:style-name="ce4" table:formula="of:=AVERAGE([$Instances.K5];[$Instances.K8];[$Instances.K11];[$Instances.K14];[$Instances.K17];[$Instances.K20];[$Instances.K23];[$Instances.K26];[$Instances.K29];[$Instances.K32];[$Instances.K35];[$Instances.K38];[$Instances.K41];[$Instances.K44];[$Instances.K47];[$Instances.K50];[$Instances.K53];[$Instances.K56];[$Instances.K59];[$Instances.K62];[$Instances.K65];[$Instances.K68];[$Instances.K71];[$Instances.K74];[$Instances.K77];[$Instances.K80];[$Instances.K83];[$Instances.K86];[$Instances.K89];[$Instances.K92];[$Instances.K95];[$Instances.K98];[$Instances.K101];[$Instances.K104];[$Instances.K107];[$Instances.K110];[$Instances.K113];[$Instances.K116];[$Instances.K119];[$Instances.K122];[$Instances.K125];[$Instances.K128];[$Instances.K131];[$Instances.K134];[$Instances.K137];[$Instances.K140];[$Instances.K143];[$Instances.K146];[$Instances.K149];[$Instances.K152];[$Instances.K155];[$Instances.K158];[$Instances.K161];[$Instances.K164];[$Instances.K167];[$Instances.K170];[$Instances.K173];[$Instances.K176];[$Instances.K179])" office:value-type="float" office:value="0.397363465160075" calcext:value-type="float">
            <text:p>0.397</text:p>
          </table:table-cell>
          <table:table-cell table:style-name="ce4" table:formula="of:=AVERAGE([$Instances.M5];[$Instances.M8];[$Instances.M11];[$Instances.M14];[$Instances.M17];[$Instances.M20];[$Instances.M23];[$Instances.M26];[$Instances.M29];[$Instances.M32];[$Instances.M35];[$Instances.M38];[$Instances.M41];[$Instances.M44];[$Instances.M47];[$Instances.M50];[$Instances.M53];[$Instances.M56];[$Instances.M59];[$Instances.M62];[$Instances.M65];[$Instances.M68];[$Instances.M71];[$Instances.M74];[$Instances.M77];[$Instances.M80];[$Instances.M83];[$Instances.M86];[$Instances.M89];[$Instances.M92];[$Instances.M95];[$Instances.M98];[$Instances.M101];[$Instances.M104];[$Instances.M107];[$Instances.M110];[$Instances.M113];[$Instances.M116];[$Instances.M119];[$Instances.M122];[$Instances.M125];[$Instances.M128];[$Instances.M131];[$Instances.M134];[$Instances.M137];[$Instances.M140];[$Instances.M143];[$Instances.M146];[$Instances.M149];[$Instances.M152];[$Instances.M155];[$Instances.M158];[$Instances.M161];[$Instances.M164];[$Instances.M167];[$Instances.M170];[$Instances.M173];[$Instances.M176];[$Instances.M179])" office:value-type="float" office:value="0.739736346516007" calcext:value-type="float">
            <text:p>0.740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4" table:formula="of:=AVERAGE(INDIRECT(&quot;$Instances.K&quot;&amp;(ROW([.A5])-1)*3):INDIRECT(&quot;$Instances.K&quot;&amp;(ROW([.A5])-1)*3+2))" office:value-type="float" office:value="0.377777777777778" calcext:value-type="float">
            <text:p>0.378</text:p>
          </table:table-cell>
          <table:table-cell table:style-name="ce4" table:formula="of:=AVERAGE(INDIRECT(&quot;$Instances.M&quot;&amp;(ROW([.B5])-1)*3):INDIRECT(&quot;$Instances.M&quot;&amp;(ROW([.B5])-1)*3+2))" office:value-type="float" office:value="0.674074074074074" calcext:value-type="float">
            <text:p>0.674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4" table:formula="of:=AVERAGE(INDIRECT(&quot;$Instances.K&quot;&amp;(ROW([.A6])-1)*3):INDIRECT(&quot;$Instances.K&quot;&amp;(ROW([.A6])-1)*3+2))" office:value-type="float" office:value="0.637037037037037" calcext:value-type="float">
            <text:p>0.637</text:p>
          </table:table-cell>
          <table:table-cell table:style-name="ce4" table:formula="of:=AVERAGE(INDIRECT(&quot;$Instances.M&quot;&amp;(ROW([.B6])-1)*3):INDIRECT(&quot;$Instances.M&quot;&amp;(ROW([.B6])-1)*3+2))" office:value-type="float" office:value="0.837037037037037" calcext:value-type="float">
            <text:p>0.837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4" table:formula="of:=AVERAGE(INDIRECT(&quot;$Instances.K&quot;&amp;(ROW([.A7])-1)*3):INDIRECT(&quot;$Instances.K&quot;&amp;(ROW([.A7])-1)*3+2))" office:value-type="float" office:value="0.666666666666667" calcext:value-type="float">
            <text:p>0.667</text:p>
          </table:table-cell>
          <table:table-cell table:style-name="ce4" table:formula="of:=AVERAGE(INDIRECT(&quot;$Instances.M&quot;&amp;(ROW([.B7])-1)*3):INDIRECT(&quot;$Instances.M&quot;&amp;(ROW([.B7])-1)*3+2))" office:value-type="float" office:value="0.814814814814815" calcext:value-type="float">
            <text:p>0.815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table:formula="of:=AVERAGE(INDIRECT(&quot;$Instances.K&quot;&amp;(ROW([.A8])-1)*3):INDIRECT(&quot;$Instances.K&quot;&amp;(ROW([.A8])-1)*3+2))" office:value-type="float" office:value="0.474074074074074" calcext:value-type="float">
            <text:p>0.474</text:p>
          </table:table-cell>
          <table:table-cell table:style-name="ce4" table:formula="of:=AVERAGE(INDIRECT(&quot;$Instances.M&quot;&amp;(ROW([.B8])-1)*3):INDIRECT(&quot;$Instances.M&quot;&amp;(ROW([.B8])-1)*3+2))" office:value-type="float" office:value="0.851851851851852" calcext:value-type="float">
            <text:p>0.852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4" table:formula="of:=AVERAGE(INDIRECT(&quot;$Instances.K&quot;&amp;(ROW([.A9])-1)*3):INDIRECT(&quot;$Instances.K&quot;&amp;(ROW([.A9])-1)*3+2))" office:value-type="float" office:value="0.422222222222222" calcext:value-type="float">
            <text:p>0.422</text:p>
          </table:table-cell>
          <table:table-cell table:style-name="ce4" table:formula="of:=AVERAGE(INDIRECT(&quot;$Instances.M&quot;&amp;(ROW([.B9])-1)*3):INDIRECT(&quot;$Instances.M&quot;&amp;(ROW([.B9])-1)*3+2))" office:value-type="float" office:value="0.837037037037037" calcext:value-type="float">
            <text:p>0.837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4" table:formula="of:=AVERAGE(INDIRECT(&quot;$Instances.K&quot;&amp;(ROW([.A10])-1)*3):INDIRECT(&quot;$Instances.K&quot;&amp;(ROW([.A10])-1)*3+2))" office:value-type="float" office:value="0.4" calcext:value-type="float">
            <text:p>0.400</text:p>
          </table:table-cell>
          <table:table-cell table:style-name="ce4" table:formula="of:=AVERAGE(INDIRECT(&quot;$Instances.M&quot;&amp;(ROW([.B10])-1)*3):INDIRECT(&quot;$Instances.M&quot;&amp;(ROW([.B10])-1)*3+2))" office:value-type="float" office:value="0.807407407407407" calcext:value-type="float">
            <text:p>0.807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4" table:formula="of:=AVERAGE(INDIRECT(&quot;$Instances.K&quot;&amp;(ROW([.A11])-1)*3):INDIRECT(&quot;$Instances.K&quot;&amp;(ROW([.A11])-1)*3+2))" office:value-type="float" office:value="0.377777777777778" calcext:value-type="float">
            <text:p>0.378</text:p>
          </table:table-cell>
          <table:table-cell table:style-name="ce4" table:formula="of:=AVERAGE(INDIRECT(&quot;$Instances.M&quot;&amp;(ROW([.B11])-1)*3):INDIRECT(&quot;$Instances.M&quot;&amp;(ROW([.B11])-1)*3+2))" office:value-type="float" office:value="0.881481481481482" calcext:value-type="float">
            <text:p>0.88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table:formula="of:=AVERAGE(INDIRECT(&quot;$Instances.K&quot;&amp;(ROW([.A12])-1)*3):INDIRECT(&quot;$Instances.K&quot;&amp;(ROW([.A12])-1)*3+2))" office:value-type="float" office:value="0.42962962962963" calcext:value-type="float">
            <text:p>0.430</text:p>
          </table:table-cell>
          <table:table-cell table:style-name="ce4" table:formula="of:=AVERAGE(INDIRECT(&quot;$Instances.M&quot;&amp;(ROW([.B12])-1)*3):INDIRECT(&quot;$Instances.M&quot;&amp;(ROW([.B12])-1)*3+2))" office:value-type="float" office:value="0.77037037037037" calcext:value-type="float">
            <text:p>0.770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4" table:formula="of:=AVERAGE(INDIRECT(&quot;$Instances.K&quot;&amp;(ROW([.A13])-1)*3):INDIRECT(&quot;$Instances.K&quot;&amp;(ROW([.A13])-1)*3+2))" office:value-type="float" office:value="0.111111111111111" calcext:value-type="float">
            <text:p>0.111</text:p>
          </table:table-cell>
          <table:table-cell table:style-name="ce4" table:formula="of:=AVERAGE(INDIRECT(&quot;$Instances.M&quot;&amp;(ROW([.B13])-1)*3):INDIRECT(&quot;$Instances.M&quot;&amp;(ROW([.B13])-1)*3+2))" office:value-type="float" office:value="0.925925925925926" calcext:value-type="float">
            <text:p>0.926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4" table:formula="of:=AVERAGE(INDIRECT(&quot;$Instances.K&quot;&amp;(ROW([.A14])-1)*3):INDIRECT(&quot;$Instances.K&quot;&amp;(ROW([.A14])-1)*3+2))" office:value-type="float" office:value="0.340740740740741" calcext:value-type="float">
            <text:p>0.341</text:p>
          </table:table-cell>
          <table:table-cell table:style-name="ce4" table:formula="of:=AVERAGE(INDIRECT(&quot;$Instances.M&quot;&amp;(ROW([.B14])-1)*3):INDIRECT(&quot;$Instances.M&quot;&amp;(ROW([.B14])-1)*3+2))" office:value-type="float" office:value="0.903703703703704" calcext:value-type="float">
            <text:p>0.904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4" table:formula="of:=AVERAGE(INDIRECT(&quot;$Instances.K&quot;&amp;(ROW([.A15])-1)*3):INDIRECT(&quot;$Instances.K&quot;&amp;(ROW([.A15])-1)*3+2))" office:value-type="float" office:value="0.355555555555555" calcext:value-type="float">
            <text:p>0.356</text:p>
          </table:table-cell>
          <table:table-cell table:style-name="ce4" table:formula="of:=AVERAGE(INDIRECT(&quot;$Instances.M&quot;&amp;(ROW([.B15])-1)*3):INDIRECT(&quot;$Instances.M&quot;&amp;(ROW([.B15])-1)*3+2))" office:value-type="float" office:value="0.859259259259259" calcext:value-type="float">
            <text:p>0.859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table:formula="of:=AVERAGE(INDIRECT(&quot;$Instances.K&quot;&amp;(ROW([.A16])-1)*3):INDIRECT(&quot;$Instances.K&quot;&amp;(ROW([.A16])-1)*3+2))" office:value-type="float" office:value="0.340740740740741" calcext:value-type="float">
            <text:p>0.341</text:p>
          </table:table-cell>
          <table:table-cell table:style-name="ce4" table:formula="of:=AVERAGE(INDIRECT(&quot;$Instances.M&quot;&amp;(ROW([.B16])-1)*3):INDIRECT(&quot;$Instances.M&quot;&amp;(ROW([.B16])-1)*3+2))" office:value-type="float" office:value="0.881481481481481" calcext:value-type="float">
            <text:p>0.88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table:formula="of:=AVERAGE(INDIRECT(&quot;$Instances.K&quot;&amp;(ROW([.A17])-1)*3):INDIRECT(&quot;$Instances.K&quot;&amp;(ROW([.A17])-1)*3+2))" office:value-type="float" office:value="0.488888888888889" calcext:value-type="float">
            <text:p>0.489</text:p>
          </table:table-cell>
          <table:table-cell table:style-name="ce4" table:formula="of:=AVERAGE(INDIRECT(&quot;$Instances.M&quot;&amp;(ROW([.B17])-1)*3):INDIRECT(&quot;$Instances.M&quot;&amp;(ROW([.B17])-1)*3+2))" office:value-type="float" office:value="0.896296296296296" calcext:value-type="float">
            <text:p>0.896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4" table:formula="of:=AVERAGE(INDIRECT(&quot;$Instances.K&quot;&amp;(ROW([.A18])-1)*3):INDIRECT(&quot;$Instances.K&quot;&amp;(ROW([.A18])-1)*3+2))" office:value-type="float" office:value="0.488888888888889" calcext:value-type="float">
            <text:p>0.489</text:p>
          </table:table-cell>
          <table:table-cell table:style-name="ce4" table:formula="of:=AVERAGE(INDIRECT(&quot;$Instances.M&quot;&amp;(ROW([.B18])-1)*3):INDIRECT(&quot;$Instances.M&quot;&amp;(ROW([.B18])-1)*3+2))" office:value-type="float" office:value="0.955555555555556" calcext:value-type="float">
            <text:p>0.956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" table:formula="of:=AVERAGE(INDIRECT(&quot;$Instances.K&quot;&amp;(ROW([.A19])-1)*3):INDIRECT(&quot;$Instances.K&quot;&amp;(ROW([.A19])-1)*3+2))" office:value-type="float" office:value="0.614814814814815" calcext:value-type="float">
            <text:p>0.615</text:p>
          </table:table-cell>
          <table:table-cell table:style-name="ce4" table:formula="of:=AVERAGE(INDIRECT(&quot;$Instances.M&quot;&amp;(ROW([.B19])-1)*3):INDIRECT(&quot;$Instances.M&quot;&amp;(ROW([.B19])-1)*3+2))" office:value-type="float" office:value="0.962962962962963" calcext:value-type="float">
            <text:p>0.963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4" table:formula="of:=AVERAGE(INDIRECT(&quot;$Instances.K&quot;&amp;(ROW([.A20])-1)*3):INDIRECT(&quot;$Instances.K&quot;&amp;(ROW([.A20])-1)*3+2))" office:value-type="float" office:value="0.17037037037037" calcext:value-type="float">
            <text:p>0.170</text:p>
          </table:table-cell>
          <table:table-cell table:style-name="ce4" table:formula="of:=AVERAGE(INDIRECT(&quot;$Instances.M&quot;&amp;(ROW([.B20])-1)*3):INDIRECT(&quot;$Instances.M&quot;&amp;(ROW([.B20])-1)*3+2))" office:value-type="float" office:value="0.866666666666667" calcext:value-type="float">
            <text:p>0.867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4" table:formula="of:=AVERAGE(INDIRECT(&quot;$Instances.K&quot;&amp;(ROW([.A21])-1)*3):INDIRECT(&quot;$Instances.K&quot;&amp;(ROW([.A21])-1)*3+2))" office:value-type="float" office:value="0.296296296296296" calcext:value-type="float">
            <text:p>0.296</text:p>
          </table:table-cell>
          <table:table-cell table:style-name="ce4" table:formula="of:=AVERAGE(INDIRECT(&quot;$Instances.M&quot;&amp;(ROW([.B21])-1)*3):INDIRECT(&quot;$Instances.M&quot;&amp;(ROW([.B21])-1)*3+2))" office:value-type="float" office:value="0.955555555555556" calcext:value-type="float">
            <text:p>0.956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4" table:formula="of:=AVERAGE(INDIRECT(&quot;$Instances.K&quot;&amp;(ROW([.A22])-1)*3):INDIRECT(&quot;$Instances.K&quot;&amp;(ROW([.A22])-1)*3+2))" office:value-type="float" office:value="0.414814814814815" calcext:value-type="float">
            <text:p>0.415</text:p>
          </table:table-cell>
          <table:table-cell table:style-name="ce4" table:formula="of:=AVERAGE(INDIRECT(&quot;$Instances.M&quot;&amp;(ROW([.B22])-1)*3):INDIRECT(&quot;$Instances.M&quot;&amp;(ROW([.B22])-1)*3+2))" office:value-type="float" office:value="0.837037037037037" calcext:value-type="float">
            <text:p>0.837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4" table:formula="of:=AVERAGE(INDIRECT(&quot;$Instances.K&quot;&amp;(ROW([.A23])-1)*3):INDIRECT(&quot;$Instances.K&quot;&amp;(ROW([.A23])-1)*3+2))" office:value-type="float" office:value="0.348148148148148" calcext:value-type="float">
            <text:p>0.348</text:p>
          </table:table-cell>
          <table:table-cell table:style-name="ce4" table:formula="of:=AVERAGE(INDIRECT(&quot;$Instances.M&quot;&amp;(ROW([.B23])-1)*3):INDIRECT(&quot;$Instances.M&quot;&amp;(ROW([.B23])-1)*3+2))" office:value-type="float" office:value="0.755555555555556" calcext:value-type="float">
            <text:p>0.756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4" table:formula="of:=AVERAGE(INDIRECT(&quot;$Instances.K&quot;&amp;(ROW([.A24])-1)*3):INDIRECT(&quot;$Instances.K&quot;&amp;(ROW([.A24])-1)*3+2))" office:value-type="float" office:value="0.703703703703704" calcext:value-type="float">
            <text:p>0.704</text:p>
          </table:table-cell>
          <table:table-cell table:style-name="ce4" table:formula="of:=AVERAGE(INDIRECT(&quot;$Instances.M&quot;&amp;(ROW([.B24])-1)*3):INDIRECT(&quot;$Instances.M&quot;&amp;(ROW([.B24])-1)*3+2))" office:value-type="float" office:value="0.881481481481481" calcext:value-type="float">
            <text:p>0.88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4" table:formula="of:=AVERAGE(INDIRECT(&quot;$Instances.K&quot;&amp;(ROW([.A25])-1)*3):INDIRECT(&quot;$Instances.K&quot;&amp;(ROW([.A25])-1)*3+2))" office:value-type="float" office:value="0.422222222222222" calcext:value-type="float">
            <text:p>0.422</text:p>
          </table:table-cell>
          <table:table-cell table:style-name="ce4" table:formula="of:=AVERAGE(INDIRECT(&quot;$Instances.M&quot;&amp;(ROW([.B25])-1)*3):INDIRECT(&quot;$Instances.M&quot;&amp;(ROW([.B25])-1)*3+2))" office:value-type="float" office:value="0.874074074074074" calcext:value-type="float">
            <text:p>0.874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4" table:formula="of:=AVERAGE(INDIRECT(&quot;$Instances.K&quot;&amp;(ROW([.A26])-1)*3):INDIRECT(&quot;$Instances.K&quot;&amp;(ROW([.A26])-1)*3+2))" office:value-type="float" office:value="0.511111111111111" calcext:value-type="float">
            <text:p>0.511</text:p>
          </table:table-cell>
          <table:table-cell table:style-name="ce4" table:formula="of:=AVERAGE(INDIRECT(&quot;$Instances.M&quot;&amp;(ROW([.B26])-1)*3):INDIRECT(&quot;$Instances.M&quot;&amp;(ROW([.B26])-1)*3+2))" office:value-type="float" office:value="0.703703703703704" calcext:value-type="float">
            <text:p>0.704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4" table:formula="of:=AVERAGE(INDIRECT(&quot;$Instances.K&quot;&amp;(ROW([.A27])-1)*3):INDIRECT(&quot;$Instances.K&quot;&amp;(ROW([.A27])-1)*3+2))" office:value-type="float" office:value="0.548148148148148" calcext:value-type="float">
            <text:p>0.548</text:p>
          </table:table-cell>
          <table:table-cell table:style-name="ce4" table:formula="of:=AVERAGE(INDIRECT(&quot;$Instances.M&quot;&amp;(ROW([.B27])-1)*3):INDIRECT(&quot;$Instances.M&quot;&amp;(ROW([.B27])-1)*3+2))" office:value-type="float" office:value="0.881481481481482" calcext:value-type="float">
            <text:p>0.88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4" table:formula="of:=AVERAGE(INDIRECT(&quot;$Instances.K&quot;&amp;(ROW([.A28])-1)*3):INDIRECT(&quot;$Instances.K&quot;&amp;(ROW([.A28])-1)*3+2))" office:value-type="float" office:value="0.407407407407407" calcext:value-type="float">
            <text:p>0.407</text:p>
          </table:table-cell>
          <table:table-cell table:style-name="ce4" table:formula="of:=AVERAGE(INDIRECT(&quot;$Instances.M&quot;&amp;(ROW([.B28])-1)*3):INDIRECT(&quot;$Instances.M&quot;&amp;(ROW([.B28])-1)*3+2))" office:value-type="float" office:value="0.859259259259259" calcext:value-type="float">
            <text:p>0.859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4" table:formula="of:=AVERAGE(INDIRECT(&quot;$Instances.K&quot;&amp;(ROW([.A29])-1)*3):INDIRECT(&quot;$Instances.K&quot;&amp;(ROW([.A29])-1)*3+2))" office:value-type="float" office:value="0.488888888888889" calcext:value-type="float">
            <text:p>0.489</text:p>
          </table:table-cell>
          <table:table-cell table:style-name="ce4" table:formula="of:=AVERAGE(INDIRECT(&quot;$Instances.M&quot;&amp;(ROW([.B29])-1)*3):INDIRECT(&quot;$Instances.M&quot;&amp;(ROW([.B29])-1)*3+2))" office:value-type="float" office:value="0.844444444444444" calcext:value-type="float">
            <text:p>0.844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table:formula="of:=AVERAGE(INDIRECT(&quot;$Instances.K&quot;&amp;(ROW([.A30])-1)*3):INDIRECT(&quot;$Instances.K&quot;&amp;(ROW([.A30])-1)*3+2))" office:value-type="float" office:value="0.214814814814815" calcext:value-type="float">
            <text:p>0.215</text:p>
          </table:table-cell>
          <table:table-cell table:style-name="ce4" table:formula="of:=AVERAGE(INDIRECT(&quot;$Instances.M&quot;&amp;(ROW([.B30])-1)*3):INDIRECT(&quot;$Instances.M&quot;&amp;(ROW([.B30])-1)*3+2))" office:value-type="float" office:value="0.925925925925926" calcext:value-type="float">
            <text:p>0.926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4" table:formula="of:=AVERAGE(INDIRECT(&quot;$Instances.K&quot;&amp;(ROW([.A31])-1)*3):INDIRECT(&quot;$Instances.K&quot;&amp;(ROW([.A31])-1)*3+2))" office:value-type="float" office:value="0.266666666666666" calcext:value-type="float">
            <text:p>0.267</text:p>
          </table:table-cell>
          <table:table-cell table:style-name="ce4" table:formula="of:=AVERAGE(INDIRECT(&quot;$Instances.M&quot;&amp;(ROW([.B31])-1)*3):INDIRECT(&quot;$Instances.M&quot;&amp;(ROW([.B31])-1)*3+2))" office:value-type="float" office:value="0.881481481481482" calcext:value-type="float">
            <text:p>0.88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table:formula="of:=AVERAGE(INDIRECT(&quot;$Instances.K&quot;&amp;(ROW([.A32])-1)*3):INDIRECT(&quot;$Instances.K&quot;&amp;(ROW([.A32])-1)*3+2))" office:value-type="float" office:value="0.488888888888889" calcext:value-type="float">
            <text:p>0.489</text:p>
          </table:table-cell>
          <table:table-cell table:style-name="ce4" table:formula="of:=AVERAGE(INDIRECT(&quot;$Instances.M&quot;&amp;(ROW([.B32])-1)*3):INDIRECT(&quot;$Instances.M&quot;&amp;(ROW([.B32])-1)*3+2))" office:value-type="float" office:value="0.874074074074074" calcext:value-type="float">
            <text:p>0.874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4" table:formula="of:=AVERAGE(INDIRECT(&quot;$Instances.K&quot;&amp;(ROW([.A33])-1)*3):INDIRECT(&quot;$Instances.K&quot;&amp;(ROW([.A33])-1)*3+2))" office:value-type="float" office:value="0.444444444444445" calcext:value-type="float">
            <text:p>0.444</text:p>
          </table:table-cell>
          <table:table-cell table:style-name="ce4" table:formula="of:=AVERAGE(INDIRECT(&quot;$Instances.M&quot;&amp;(ROW([.B33])-1)*3):INDIRECT(&quot;$Instances.M&quot;&amp;(ROW([.B33])-1)*3+2))" office:value-type="float" office:value="0.866666666666667" calcext:value-type="float">
            <text:p>0.867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4" table:formula="of:=AVERAGE(INDIRECT(&quot;$Instances.K&quot;&amp;(ROW([.A34])-1)*3):INDIRECT(&quot;$Instances.K&quot;&amp;(ROW([.A34])-1)*3+2))" office:value-type="float" office:value="0.348148148148148" calcext:value-type="float">
            <text:p>0.348</text:p>
          </table:table-cell>
          <table:table-cell table:style-name="ce4" table:formula="of:=AVERAGE(INDIRECT(&quot;$Instances.M&quot;&amp;(ROW([.B34])-1)*3):INDIRECT(&quot;$Instances.M&quot;&amp;(ROW([.B34])-1)*3+2))" office:value-type="float" office:value="0.962962962962963" calcext:value-type="float">
            <text:p>0.963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4" table:formula="of:=AVERAGE(INDIRECT(&quot;$Instances.K&quot;&amp;(ROW([.A35])-1)*3):INDIRECT(&quot;$Instances.K&quot;&amp;(ROW([.A35])-1)*3+2))" office:value-type="float" office:value="0.414814814814815" calcext:value-type="float">
            <text:p>0.415</text:p>
          </table:table-cell>
          <table:table-cell table:style-name="ce4" table:formula="of:=AVERAGE(INDIRECT(&quot;$Instances.M&quot;&amp;(ROW([.B35])-1)*3):INDIRECT(&quot;$Instances.M&quot;&amp;(ROW([.B35])-1)*3+2))" office:value-type="float" office:value="0.888888888888889" calcext:value-type="float">
            <text:p>0.889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4" table:formula="of:=AVERAGE(INDIRECT(&quot;$Instances.K&quot;&amp;(ROW([.A36])-1)*3):INDIRECT(&quot;$Instances.K&quot;&amp;(ROW([.A36])-1)*3+2))" office:value-type="float" office:value="0.466666666666667" calcext:value-type="float">
            <text:p>0.467</text:p>
          </table:table-cell>
          <table:table-cell table:style-name="ce4" table:formula="of:=AVERAGE(INDIRECT(&quot;$Instances.M&quot;&amp;(ROW([.B36])-1)*3):INDIRECT(&quot;$Instances.M&quot;&amp;(ROW([.B36])-1)*3+2))" office:value-type="float" office:value="0.851851851851852" calcext:value-type="float">
            <text:p>0.852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table:formula="of:=AVERAGE(INDIRECT(&quot;$Instances.K&quot;&amp;(ROW([.A37])-1)*3):INDIRECT(&quot;$Instances.K&quot;&amp;(ROW([.A37])-1)*3+2))" office:value-type="float" office:value="0.281481481481482" calcext:value-type="float">
            <text:p>0.281</text:p>
          </table:table-cell>
          <table:table-cell table:style-name="ce4" table:formula="of:=AVERAGE(INDIRECT(&quot;$Instances.M&quot;&amp;(ROW([.B37])-1)*3):INDIRECT(&quot;$Instances.M&quot;&amp;(ROW([.B37])-1)*3+2))" office:value-type="float" office:value="0.948148148148148" calcext:value-type="float">
            <text:p>0.948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" table:formula="of:=AVERAGE(INDIRECT(&quot;$Instances.K&quot;&amp;(ROW([.A38])-1)*3):INDIRECT(&quot;$Instances.K&quot;&amp;(ROW([.A38])-1)*3+2))" office:value-type="float" office:value="0.496296296296297" calcext:value-type="float">
            <text:p>0.496</text:p>
          </table:table-cell>
          <table:table-cell table:style-name="ce4" table:formula="of:=AVERAGE(INDIRECT(&quot;$Instances.M&quot;&amp;(ROW([.B38])-1)*3):INDIRECT(&quot;$Instances.M&quot;&amp;(ROW([.B38])-1)*3+2))" office:value-type="float" office:value="0.844444444444445" calcext:value-type="float">
            <text:p>0.844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4" table:formula="of:=AVERAGE(INDIRECT(&quot;$Instances.K&quot;&amp;(ROW([.A39])-1)*3):INDIRECT(&quot;$Instances.K&quot;&amp;(ROW([.A39])-1)*3+2))" office:value-type="float" office:value="0.377777777777778" calcext:value-type="float">
            <text:p>0.378</text:p>
          </table:table-cell>
          <table:table-cell table:style-name="ce4" table:formula="of:=AVERAGE(INDIRECT(&quot;$Instances.M&quot;&amp;(ROW([.B39])-1)*3):INDIRECT(&quot;$Instances.M&quot;&amp;(ROW([.B39])-1)*3+2))" office:value-type="float" office:value="0.822222222222222" calcext:value-type="float">
            <text:p>0.822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4" table:formula="of:=AVERAGE(INDIRECT(&quot;$Instances.K&quot;&amp;(ROW([.A40])-1)*3):INDIRECT(&quot;$Instances.K&quot;&amp;(ROW([.A40])-1)*3+2))" office:value-type="float" office:value="0.392592592592592" calcext:value-type="float">
            <text:p>0.393</text:p>
          </table:table-cell>
          <table:table-cell table:style-name="ce4" table:formula="of:=AVERAGE(INDIRECT(&quot;$Instances.M&quot;&amp;(ROW([.B40])-1)*3):INDIRECT(&quot;$Instances.M&quot;&amp;(ROW([.B40])-1)*3+2))" office:value-type="float" office:value="0.822222222222222" calcext:value-type="float">
            <text:p>0.822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table:formula="of:=AVERAGE(INDIRECT(&quot;$Instances.K&quot;&amp;(ROW([.A41])-1)*3):INDIRECT(&quot;$Instances.K&quot;&amp;(ROW([.A41])-1)*3+2))" office:value-type="float" office:value="0.474074074074074" calcext:value-type="float">
            <text:p>0.474</text:p>
          </table:table-cell>
          <table:table-cell table:style-name="ce4" table:formula="of:=AVERAGE(INDIRECT(&quot;$Instances.M&quot;&amp;(ROW([.B41])-1)*3):INDIRECT(&quot;$Instances.M&quot;&amp;(ROW([.B41])-1)*3+2))" office:value-type="float" office:value="0.888888888888889" calcext:value-type="float">
            <text:p>0.889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table:formula="of:=AVERAGE(INDIRECT(&quot;$Instances.K&quot;&amp;(ROW([.A42])-1)*3):INDIRECT(&quot;$Instances.K&quot;&amp;(ROW([.A42])-1)*3+2))" office:value-type="float" office:value="0.4" calcext:value-type="float">
            <text:p>0.400</text:p>
          </table:table-cell>
          <table:table-cell table:style-name="ce4" table:formula="of:=AVERAGE(INDIRECT(&quot;$Instances.M&quot;&amp;(ROW([.B42])-1)*3):INDIRECT(&quot;$Instances.M&quot;&amp;(ROW([.B42])-1)*3+2))" office:value-type="float" office:value="0.925925925925926" calcext:value-type="float">
            <text:p>0.926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table:formula="of:=AVERAGE(INDIRECT(&quot;$Instances.K&quot;&amp;(ROW([.A43])-1)*3):INDIRECT(&quot;$Instances.K&quot;&amp;(ROW([.A43])-1)*3+2))" office:value-type="float" office:value="0.540740740740741" calcext:value-type="float">
            <text:p>0.541</text:p>
          </table:table-cell>
          <table:table-cell table:style-name="ce4" table:formula="of:=AVERAGE(INDIRECT(&quot;$Instances.M&quot;&amp;(ROW([.B43])-1)*3):INDIRECT(&quot;$Instances.M&quot;&amp;(ROW([.B43])-1)*3+2))" office:value-type="float" office:value="0.881481481481482" calcext:value-type="float">
            <text:p>0.88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4" table:formula="of:=AVERAGE(INDIRECT(&quot;$Instances.K&quot;&amp;(ROW([.A44])-1)*3):INDIRECT(&quot;$Instances.K&quot;&amp;(ROW([.A44])-1)*3+2))" office:value-type="float" office:value="0.4" calcext:value-type="float">
            <text:p>0.400</text:p>
          </table:table-cell>
          <table:table-cell table:style-name="ce4" table:formula="of:=AVERAGE(INDIRECT(&quot;$Instances.M&quot;&amp;(ROW([.B44])-1)*3):INDIRECT(&quot;$Instances.M&quot;&amp;(ROW([.B44])-1)*3+2))" office:value-type="float" office:value="0.859259259259259" calcext:value-type="float">
            <text:p>0.859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table:formula="of:=AVERAGE(INDIRECT(&quot;$Instances.K&quot;&amp;(ROW([.A45])-1)*3):INDIRECT(&quot;$Instances.K&quot;&amp;(ROW([.A45])-1)*3+2))" office:value-type="float" office:value="0.355555555555556" calcext:value-type="float">
            <text:p>0.356</text:p>
          </table:table-cell>
          <table:table-cell table:style-name="ce4" table:formula="of:=AVERAGE(INDIRECT(&quot;$Instances.M&quot;&amp;(ROW([.B45])-1)*3):INDIRECT(&quot;$Instances.M&quot;&amp;(ROW([.B45])-1)*3+2))" office:value-type="float" office:value="0.859259259259259" calcext:value-type="float">
            <text:p>0.859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table:formula="of:=AVERAGE(INDIRECT(&quot;$Instances.K&quot;&amp;(ROW([.A46])-1)*3):INDIRECT(&quot;$Instances.K&quot;&amp;(ROW([.A46])-1)*3+2))" office:value-type="float" office:value="0.407407407407408" calcext:value-type="float">
            <text:p>0.407</text:p>
          </table:table-cell>
          <table:table-cell table:style-name="ce4" table:formula="of:=AVERAGE(INDIRECT(&quot;$Instances.M&quot;&amp;(ROW([.B46])-1)*3):INDIRECT(&quot;$Instances.M&quot;&amp;(ROW([.B46])-1)*3+2))" office:value-type="float" office:value="0.940740740740741" calcext:value-type="float">
            <text:p>0.94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4" table:formula="of:=AVERAGE(INDIRECT(&quot;$Instances.K&quot;&amp;(ROW([.A47])-1)*3):INDIRECT(&quot;$Instances.K&quot;&amp;(ROW([.A47])-1)*3+2))" office:value-type="float" office:value="0.548148148148148" calcext:value-type="float">
            <text:p>0.548</text:p>
          </table:table-cell>
          <table:table-cell table:style-name="ce4" table:formula="of:=AVERAGE(INDIRECT(&quot;$Instances.M&quot;&amp;(ROW([.B47])-1)*3):INDIRECT(&quot;$Instances.M&quot;&amp;(ROW([.B47])-1)*3+2))" office:value-type="float" office:value="0.82962962962963" calcext:value-type="float">
            <text:p>0.830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 table:formula="of:=AVERAGE(INDIRECT(&quot;$Instances.K&quot;&amp;(ROW([.A48])-1)*3):INDIRECT(&quot;$Instances.K&quot;&amp;(ROW([.A48])-1)*3+2))" office:value-type="float" office:value="0.318518518518519" calcext:value-type="float">
            <text:p>0.319</text:p>
          </table:table-cell>
          <table:table-cell table:style-name="ce4" table:formula="of:=AVERAGE(INDIRECT(&quot;$Instances.M&quot;&amp;(ROW([.B48])-1)*3):INDIRECT(&quot;$Instances.M&quot;&amp;(ROW([.B48])-1)*3+2))" office:value-type="float" office:value="0.888888888888889" calcext:value-type="float">
            <text:p>0.889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4" table:formula="of:=AVERAGE(INDIRECT(&quot;$Instances.K&quot;&amp;(ROW([.A49])-1)*3):INDIRECT(&quot;$Instances.K&quot;&amp;(ROW([.A49])-1)*3+2))" office:value-type="float" office:value="0.474074074074074" calcext:value-type="float">
            <text:p>0.474</text:p>
          </table:table-cell>
          <table:table-cell table:style-name="ce4" table:formula="of:=AVERAGE(INDIRECT(&quot;$Instances.M&quot;&amp;(ROW([.B49])-1)*3):INDIRECT(&quot;$Instances.M&quot;&amp;(ROW([.B49])-1)*3+2))" office:value-type="float" office:value="0.888888888888889" calcext:value-type="float">
            <text:p>0.889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4" table:formula="of:=AVERAGE(INDIRECT(&quot;$Instances.K&quot;&amp;(ROW([.A50])-1)*3):INDIRECT(&quot;$Instances.K&quot;&amp;(ROW([.A50])-1)*3+2))" office:value-type="float" office:value="0.355555555555556" calcext:value-type="float">
            <text:p>0.356</text:p>
          </table:table-cell>
          <table:table-cell table:style-name="ce4" table:formula="of:=AVERAGE(INDIRECT(&quot;$Instances.M&quot;&amp;(ROW([.B50])-1)*3):INDIRECT(&quot;$Instances.M&quot;&amp;(ROW([.B50])-1)*3+2))" office:value-type="float" office:value="0.740740740740741" calcext:value-type="float">
            <text:p>0.74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4" table:formula="of:=AVERAGE(INDIRECT(&quot;$Instances.K&quot;&amp;(ROW([.A51])-1)*3):INDIRECT(&quot;$Instances.K&quot;&amp;(ROW([.A51])-1)*3+2))" office:value-type="float" office:value="0.488888888888889" calcext:value-type="float">
            <text:p>0.489</text:p>
          </table:table-cell>
          <table:table-cell table:style-name="ce4" table:formula="of:=AVERAGE(INDIRECT(&quot;$Instances.M&quot;&amp;(ROW([.B51])-1)*3):INDIRECT(&quot;$Instances.M&quot;&amp;(ROW([.B51])-1)*3+2))" office:value-type="float" office:value="0.851851851851852" calcext:value-type="float">
            <text:p>0.852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table:formula="of:=AVERAGE(INDIRECT(&quot;$Instances.K&quot;&amp;(ROW([.A52])-1)*3):INDIRECT(&quot;$Instances.K&quot;&amp;(ROW([.A52])-1)*3+2))" office:value-type="float" office:value="0.37037037037037" calcext:value-type="float">
            <text:p>0.370</text:p>
          </table:table-cell>
          <table:table-cell table:style-name="ce4" table:formula="of:=AVERAGE(INDIRECT(&quot;$Instances.M&quot;&amp;(ROW([.B52])-1)*3):INDIRECT(&quot;$Instances.M&quot;&amp;(ROW([.B52])-1)*3+2))" office:value-type="float" office:value="0.896296296296296" calcext:value-type="float">
            <text:p>0.896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table:formula="of:=AVERAGE(INDIRECT(&quot;$Instances.K&quot;&amp;(ROW([.A53])-1)*3):INDIRECT(&quot;$Instances.K&quot;&amp;(ROW([.A53])-1)*3+2))" office:value-type="float" office:value="0.325925925925926" calcext:value-type="float">
            <text:p>0.326</text:p>
          </table:table-cell>
          <table:table-cell table:style-name="ce4" table:formula="of:=AVERAGE(INDIRECT(&quot;$Instances.M&quot;&amp;(ROW([.B53])-1)*3):INDIRECT(&quot;$Instances.M&quot;&amp;(ROW([.B53])-1)*3+2))" office:value-type="float" office:value="0.8" calcext:value-type="float">
            <text:p>0.800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4" table:formula="of:=AVERAGE(INDIRECT(&quot;$Instances.K&quot;&amp;(ROW([.A54])-1)*3):INDIRECT(&quot;$Instances.K&quot;&amp;(ROW([.A54])-1)*3+2))" office:value-type="float" office:value="0.562962962962963" calcext:value-type="float">
            <text:p>0.563</text:p>
          </table:table-cell>
          <table:table-cell table:style-name="ce4" table:formula="of:=AVERAGE(INDIRECT(&quot;$Instances.M&quot;&amp;(ROW([.B54])-1)*3):INDIRECT(&quot;$Instances.M&quot;&amp;(ROW([.B54])-1)*3+2))" office:value-type="float" office:value="0.903703703703704" calcext:value-type="float">
            <text:p>0.904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4" table:formula="of:=AVERAGE(INDIRECT(&quot;$Instances.K&quot;&amp;(ROW([.A55])-1)*3):INDIRECT(&quot;$Instances.K&quot;&amp;(ROW([.A55])-1)*3+2))" office:value-type="float" office:value="0.414814814814815" calcext:value-type="float">
            <text:p>0.415</text:p>
          </table:table-cell>
          <table:table-cell table:style-name="ce4" table:formula="of:=AVERAGE(INDIRECT(&quot;$Instances.M&quot;&amp;(ROW([.B55])-1)*3):INDIRECT(&quot;$Instances.M&quot;&amp;(ROW([.B55])-1)*3+2))" office:value-type="float" office:value="0.859259259259259" calcext:value-type="float">
            <text:p>0.859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table:formula="of:=AVERAGE(INDIRECT(&quot;$Instances.K&quot;&amp;(ROW([.A56])-1)*3):INDIRECT(&quot;$Instances.K&quot;&amp;(ROW([.A56])-1)*3+2))" office:value-type="float" office:value="0.422222222222222" calcext:value-type="float">
            <text:p>0.422</text:p>
          </table:table-cell>
          <table:table-cell table:style-name="ce4" table:formula="of:=AVERAGE(INDIRECT(&quot;$Instances.M&quot;&amp;(ROW([.B56])-1)*3):INDIRECT(&quot;$Instances.M&quot;&amp;(ROW([.B56])-1)*3+2))" office:value-type="float" office:value="0.866666666666667" calcext:value-type="float">
            <text:p>0.867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table:formula="of:=AVERAGE(INDIRECT(&quot;$Instances.K&quot;&amp;(ROW([.A57])-1)*3):INDIRECT(&quot;$Instances.K&quot;&amp;(ROW([.A57])-1)*3+2))" office:value-type="float" office:value="0.348148148148148" calcext:value-type="float">
            <text:p>0.348</text:p>
          </table:table-cell>
          <table:table-cell table:style-name="ce4" table:formula="of:=AVERAGE(INDIRECT(&quot;$Instances.M&quot;&amp;(ROW([.B57])-1)*3):INDIRECT(&quot;$Instances.M&quot;&amp;(ROW([.B57])-1)*3+2))" office:value-type="float" office:value="0.866666666666667" calcext:value-type="float">
            <text:p>0.867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4" table:formula="of:=AVERAGE(INDIRECT(&quot;$Instances.K&quot;&amp;(ROW([.A58])-1)*3):INDIRECT(&quot;$Instances.K&quot;&amp;(ROW([.A58])-1)*3+2))" office:value-type="float" office:value="0.496296296296296" calcext:value-type="float">
            <text:p>0.496</text:p>
          </table:table-cell>
          <table:table-cell table:style-name="ce4" table:formula="of:=AVERAGE(INDIRECT(&quot;$Instances.M&quot;&amp;(ROW([.B58])-1)*3):INDIRECT(&quot;$Instances.M&quot;&amp;(ROW([.B58])-1)*3+2))" office:value-type="float" office:value="0.911111111111111" calcext:value-type="float">
            <text:p>0.91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4" table:formula="of:=AVERAGE(INDIRECT(&quot;$Instances.K&quot;&amp;(ROW([.A59])-1)*3):INDIRECT(&quot;$Instances.K&quot;&amp;(ROW([.A59])-1)*3+2))" office:value-type="float" office:value="0.518518518518519" calcext:value-type="float">
            <text:p>0.519</text:p>
          </table:table-cell>
          <table:table-cell table:style-name="ce4" table:formula="of:=AVERAGE(INDIRECT(&quot;$Instances.M&quot;&amp;(ROW([.B59])-1)*3):INDIRECT(&quot;$Instances.M&quot;&amp;(ROW([.B59])-1)*3+2))" office:value-type="float" office:value="0.881481481481482" calcext:value-type="float">
            <text:p>0.881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4" table:formula="of:=AVERAGE(INDIRECT(&quot;$Instances.K&quot;&amp;(ROW([.A60])-1)*3):INDIRECT(&quot;$Instances.K&quot;&amp;(ROW([.A60])-1)*3+2))" office:value-type="float" office:value="0.42962962962963" calcext:value-type="float">
            <text:p>0.430</text:p>
          </table:table-cell>
          <table:table-cell table:style-name="ce4" table:formula="of:=AVERAGE(INDIRECT(&quot;$Instances.M&quot;&amp;(ROW([.B60])-1)*3):INDIRECT(&quot;$Instances.M&quot;&amp;(ROW([.B60])-1)*3+2))" office:value-type="float" office:value="0.696296296296296" calcext:value-type="float">
            <text:p>0.696</text:p>
          </table:table-cell>
          <table:table-cell table:style-name="ce5" table:number-columns-repeated="2"/>
          <table:table-cell table:style-name="ce10" table:number-columns-repeated="2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6:53:57.499116373</dc:date>
    <meta:editing-duration>PT8M38S</meta:editing-duration>
    <meta:editing-cycles>5</meta:editing-cycles>
    <meta:generator>LibreOffice/7.3.7.2$Linux_X86_64 LibreOffice_project/30$Build-2</meta:generator>
    <meta:document-statistic meta:table-count="2" meta:cell-count="2554" meta:object-count="0"/>
  </office:meta>
</office:document-meta>
</file>